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49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660066" fo:border="0.06pt solid #000000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00ffff" fo:border-left="0.06pt solid #000000" fo:border-right="0.06pt solid #000000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inicialização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7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209474563598633" calcext:value-type="float">
            <text:p>0,002094745635986</text:p>
          </table:table-cell>
          <table:table-cell table:style-name="ce12" office:value-type="float" office:value="0.00156950950622559" calcext:value-type="float">
            <text:p>0,001569509506226</text:p>
          </table:table-cell>
          <table:table-cell table:style-name="ce12" office:value-type="float" office:value="0.00259232521057129" calcext:value-type="float">
            <text:p>0,002592325210571</text:p>
          </table:table-cell>
          <table:table-cell table:style-name="ce12" office:value-type="float" office:value="0.00253605842590332" calcext:value-type="float">
            <text:p>0,002536058425903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314950942993164" calcext:value-type="float">
            <text:p>0,003149509429932</text:p>
          </table:table-cell>
          <table:table-cell table:style-name="ce12" office:value-type="float" office:value="0.00320100784301758" calcext:value-type="float">
            <text:p>0,003201007843018</text:p>
          </table:table-cell>
          <table:table-cell table:style-name="ce12" office:value-type="float" office:value="0.00329041481018066" calcext:value-type="float">
            <text:p>0,003290414810181</text:p>
          </table:table-cell>
          <table:table-cell table:style-name="ce12" office:value-type="float" office:value="0.00411558151245117" calcext:value-type="float">
            <text:p>0,004115581512451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137519836425781" calcext:value-type="float">
            <text:p>0,001375198364258</text:p>
          </table:table-cell>
          <table:table-cell table:style-name="ce12" office:value-type="float" office:value="0.00195932388305664" calcext:value-type="float">
            <text:p>0,001959323883057</text:p>
          </table:table-cell>
          <table:table-cell table:style-name="ce12" office:value-type="float" office:value="0.00172853469848633" calcext:value-type="float">
            <text:p>0,001728534698486</text:p>
          </table:table-cell>
          <table:table-cell table:style-name="ce12" office:value-type="float" office:value="0.00263619422912598" calcext:value-type="float">
            <text:p>0,002636194229126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00218534469604492" calcext:value-type="float">
            <text:p>0,002185344696045</text:p>
          </table:table-cell>
          <table:table-cell table:style-name="ce12" office:value-type="float" office:value="0.00220274925231934" calcext:value-type="float">
            <text:p>0,002202749252319</text:p>
          </table:table-cell>
          <table:table-cell table:style-name="ce12" office:value-type="float" office:value="0.00243282318115234" calcext:value-type="float">
            <text:p>0,002432823181152</text:p>
          </table:table-cell>
          <table:table-cell table:style-name="ce12" office:value-type="float" office:value="0.00126338005065918" calcext:value-type="float">
            <text:p>0,001263380050659</text:p>
          </table:table-cell>
          <table:table-cell/>
        </table:table-row>
        <table:table-row table:style-name="ro1"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217866897583008" calcext:value-type="float">
            <text:p>0,00217866897583</text:p>
          </table:table-cell>
          <table:table-cell table:style-name="ce12" office:value-type="float" office:value="0.00228500366210937" calcext:value-type="float">
            <text:p>0,002285003662109</text:p>
          </table:table-cell>
          <table:table-cell table:style-name="ce12" office:value-type="float" office:value="0.00219988822937012" calcext:value-type="float">
            <text:p>0,00219988822937</text:p>
          </table:table-cell>
          <table:table-cell table:style-name="ce12" office:value-type="float" office:value="0.00192928314208984" calcext:value-type="float">
            <text:p>0,00192928314209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272607803344727" calcext:value-type="float">
            <text:p>0,002726078033447</text:p>
          </table:table-cell>
          <table:table-cell table:style-name="ce12" office:value-type="float" office:value="0.00291895866394043" calcext:value-type="float">
            <text:p>0,00291895866394</text:p>
          </table:table-cell>
          <table:table-cell table:style-name="ce12" office:value-type="float" office:value="0.0027623176574707" calcext:value-type="float">
            <text:p>0,002762317657471</text:p>
          </table:table-cell>
          <table:table-cell table:style-name="ce12" office:value-type="float" office:value="0.00215697288513184" calcext:value-type="float">
            <text:p>0,002156972885132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92999839782715" calcext:value-type="float">
            <text:p>0,001929998397827</text:p>
          </table:table-cell>
          <table:table-cell table:style-name="ce12" office:value-type="float" office:value="0.00185108184814453" calcext:value-type="float">
            <text:p>0,001851081848145</text:p>
          </table:table-cell>
          <table:table-cell table:style-name="ce12" office:value-type="float" office:value="0.00171828269958496" calcext:value-type="float">
            <text:p>0,001718282699585</text:p>
          </table:table-cell>
          <table:table-cell table:style-name="ce12" office:value-type="float" office:value="0.00164031982421875" calcext:value-type="float">
            <text:p>0,001640319824219</text:p>
          </table:table-cell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 table:style-name="ce12" office:value-type="float" office:value="0.00166702270507813" calcext:value-type="float">
            <text:p>0,001667022705078</text:p>
          </table:table-cell>
          <table:table-cell table:style-name="ce12" office:value-type="float" office:value="0.00192141532897949" calcext:value-type="float">
            <text:p>0,00192141532898</text:p>
          </table:table-cell>
          <table:table-cell table:style-name="ce12" office:value-type="float" office:value="0.00142073631286621" calcext:value-type="float">
            <text:p>0,001420736312866</text:p>
          </table:table-cell>
          <table:table-cell table:style-name="ce12" office:value-type="float" office:value="0.00188183784484863" calcext:value-type="float">
            <text:p>0,001881837844849</text:p>
          </table:table-cell>
          <table:table-cell/>
        </table:table-row>
        <table:table-row table:style-name="ro1"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27856636047363" calcext:value-type="float">
            <text:p>0,002278566360474</text:p>
          </table:table-cell>
          <table:table-cell table:style-name="ce12" office:value-type="float" office:value="0.00243687629699707" calcext:value-type="float">
            <text:p>0,002436876296997</text:p>
          </table:table-cell>
          <table:table-cell table:style-name="ce12" office:value-type="float" office:value="0.00238323211669922" calcext:value-type="float">
            <text:p>0,002383232116699</text:p>
          </table:table-cell>
          <table:table-cell table:style-name="ce12" office:value-type="float" office:value="0.00201106071472168" calcext:value-type="float">
            <text:p>0,002011060714722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28226375579834" calcext:value-type="float">
            <text:p>0,002822637557983</text:p>
          </table:table-cell>
          <table:table-cell table:style-name="ce12" office:value-type="float" office:value="0.00233006477355957" calcext:value-type="float">
            <text:p>0,00233006477356</text:p>
          </table:table-cell>
          <table:table-cell table:style-name="ce12" office:value-type="float" office:value="0.00272274017333984" calcext:value-type="float">
            <text:p>0,00272274017334</text:p>
          </table:table-cell>
          <table:table-cell table:style-name="ce12" office:value-type="float" office:value="0.00250506401062012" calcext:value-type="float">
            <text:p>0,00250506401062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26314163208008" calcext:value-type="float">
            <text:p>0,00126314163208</text:p>
          </table:table-cell>
          <table:table-cell table:style-name="ce12" office:value-type="float" office:value="0.00202417373657227" calcext:value-type="float">
            <text:p>0,002024173736572</text:p>
          </table:table-cell>
          <table:table-cell table:style-name="ce12" office:value-type="float" office:value="0.0013425350189209" calcext:value-type="float">
            <text:p>0,001342535018921</text:p>
          </table:table-cell>
          <table:table-cell table:style-name="ce12" office:value-type="float" office:value="0.0021214485168457" calcext:value-type="float">
            <text:p>0,002121448516846</text:p>
          </table:table-cell>
          <table:table-cell/>
          <table:covered-table-cell/>
          <table:table-cell table:style-name="ce2" office:value-type="float" office:value="3" calcext:value-type="float">
            <text:p>3</text:p>
          </table:table-cell>
          <table:table-cell table:style-name="ce12" office:value-type="float" office:value="0.00131440162658691" calcext:value-type="float">
            <text:p>0,001314401626587</text:p>
          </table:table-cell>
          <table:table-cell table:style-name="ce12" office:value-type="float" office:value="0.00183677673339844" calcext:value-type="float">
            <text:p>0,001836776733398</text:p>
          </table:table-cell>
          <table:table-cell table:style-name="ce12" office:value-type="float" office:value="0.00201797485351562" calcext:value-type="float">
            <text:p>0,002017974853516</text:p>
          </table:table-cell>
          <table:table-cell table:style-name="ce12" office:value-type="float" office:value="0.00138950347900391" calcext:value-type="float">
            <text:p>0,001389503479004</text:p>
          </table:table-cell>
          <table:table-cell/>
        </table:table-row>
        <table:table-row table:style-name="ro1"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200080871582031" calcext:value-type="float">
            <text:p>0,00200080871582</text:p>
          </table:table-cell>
          <table:table-cell table:style-name="ce12" office:value-type="float" office:value="0.00183653831481934" calcext:value-type="float">
            <text:p>0,001836538314819</text:p>
          </table:table-cell>
          <table:table-cell table:style-name="ce12" office:value-type="float" office:value="0.0023043155670166" calcext:value-type="float">
            <text:p>0,002304315567017</text:p>
          </table:table-cell>
          <table:table-cell table:style-name="ce12" office:value-type="float" office:value="0.00222587585449219" calcext:value-type="float">
            <text:p>0,002225875854492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221896171569824" calcext:value-type="float">
            <text:p>0,002218961715698</text:p>
          </table:table-cell>
          <table:table-cell table:style-name="ce12" office:value-type="float" office:value="0.00280427932739258" calcext:value-type="float">
            <text:p>0,002804279327393</text:p>
          </table:table-cell>
          <table:table-cell table:style-name="ce12" office:value-type="float" office:value="0.00237584114074707" calcext:value-type="float">
            <text:p>0,002375841140747</text:p>
          </table:table-cell>
          <table:table-cell table:style-name="ce12" office:value-type="float" office:value="0.00249934196472168" calcext:value-type="float">
            <text:p>0,002499341964722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71637535095215" calcext:value-type="float">
            <text:p>0,001716375350952</text:p>
          </table:table-cell>
          <table:table-cell table:style-name="ce12" office:value-type="float" office:value="0.00154876708984375" calcext:value-type="float">
            <text:p>0,001548767089844</text:p>
          </table:table-cell>
          <table:table-cell table:style-name="ce12" office:value-type="float" office:value="0.00185084342956543" calcext:value-type="float">
            <text:p>0,001850843429565</text:p>
          </table:table-cell>
          <table:table-cell table:style-name="ce12" office:value-type="float" office:value="0.00187397003173828" calcext:value-type="float">
            <text:p>0,001873970031738</text:p>
          </table:table-cell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0.00191187858581543" calcext:value-type="float">
            <text:p>0,001911878585815</text:p>
          </table:table-cell>
          <table:table-cell table:style-name="ce12" office:value-type="float" office:value="0.00171589851379395" calcext:value-type="float">
            <text:p>0,001715898513794</text:p>
          </table:table-cell>
          <table:table-cell table:style-name="ce12" office:value-type="float" office:value="0.00167322158813477" calcext:value-type="float">
            <text:p>0,001673221588135</text:p>
          </table:table-cell>
          <table:table-cell table:style-name="ce12" office:value-type="float" office:value="0.00165319442749023" calcext:value-type="float">
            <text:p>0,00165319442749</text:p>
          </table:table-cell>
          <table:table-cell/>
        </table:table-row>
        <table:table-row table:style-name="ro1"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222396850585937" calcext:value-type="float">
            <text:p>0,002223968505859</text:p>
          </table:table-cell>
          <table:table-cell table:style-name="ce12" office:value-type="float" office:value="0.00222253799438477" calcext:value-type="float">
            <text:p>0,002222537994385</text:p>
          </table:table-cell>
          <table:table-cell table:style-name="ce12" office:value-type="float" office:value="0.0015718936920166" calcext:value-type="float">
            <text:p>0,001571893692017</text:p>
          </table:table-cell>
          <table:table-cell table:style-name="ce12" office:value-type="float" office:value="0.00191903114318848" calcext:value-type="float">
            <text:p>0,001919031143188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287103652954102" calcext:value-type="float">
            <text:p>0,002871036529541</text:p>
          </table:table-cell>
          <table:table-cell table:style-name="ce12" office:value-type="float" office:value="0.0025787353515625" calcext:value-type="float">
            <text:p>0,002578735351563</text:p>
          </table:table-cell>
          <table:table-cell table:style-name="ce12" office:value-type="float" office:value="0.00275468826293945" calcext:value-type="float">
            <text:p>0,002754688262939</text:p>
          </table:table-cell>
          <table:table-cell table:style-name="ce12" office:value-type="float" office:value="0.00441741943359375" calcext:value-type="float">
            <text:p>0,004417419433594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83367729187012" calcext:value-type="float">
            <text:p>0,00183367729187</text:p>
          </table:table-cell>
          <table:table-cell table:style-name="ce12" office:value-type="float" office:value="0.00189018249511719" calcext:value-type="float">
            <text:p>0,001890182495117</text:p>
          </table:table-cell>
          <table:table-cell table:style-name="ce12" office:value-type="float" office:value="0.0019066333770752" calcext:value-type="float">
            <text:p>0,001906633377075</text:p>
          </table:table-cell>
          <table:table-cell table:style-name="ce12" office:value-type="float" office:value="0.00190091133117676" calcext:value-type="float">
            <text:p>0,001900911331177</text:p>
          </table:table-cell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159597396850586" calcext:value-type="float">
            <text:p>0,001595973968506</text:p>
          </table:table-cell>
          <table:table-cell table:style-name="ce12" office:value-type="float" office:value="0.00149726867675781" calcext:value-type="float">
            <text:p>0,001497268676758</text:p>
          </table:table-cell>
          <table:table-cell table:style-name="ce12" office:value-type="float" office:value="0.00191116333007813" calcext:value-type="float">
            <text:p>0,001911163330078</text:p>
          </table:table-cell>
          <table:table-cell table:style-name="ce12" office:value-type="float" office:value="0.00136399269104004" calcext:value-type="float">
            <text:p>0,00136399269104</text:p>
          </table:table-cell>
          <table:table-cell/>
        </table:table-row>
        <table:table-row table:style-name="ro1"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1815299987793" calcext:value-type="float">
            <text:p>0,002181529998779</text:p>
          </table:table-cell>
          <table:table-cell table:style-name="ce12" office:value-type="float" office:value="0.00179743766784668" calcext:value-type="float">
            <text:p>0,001797437667847</text:p>
          </table:table-cell>
          <table:table-cell table:style-name="ce12" office:value-type="float" office:value="0.00202274322509766" calcext:value-type="float">
            <text:p>0,002022743225098</text:p>
          </table:table-cell>
          <table:table-cell table:style-name="ce12" office:value-type="float" office:value="0.00225639343261719" calcext:value-type="float">
            <text:p>0,002256393432617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266814231872559" calcext:value-type="float">
            <text:p>0,002668142318726</text:p>
          </table:table-cell>
          <table:table-cell table:style-name="ce12" office:value-type="float" office:value="0.00286674499511719" calcext:value-type="float">
            <text:p>0,002866744995117</text:p>
          </table:table-cell>
          <table:table-cell table:style-name="ce12" office:value-type="float" office:value="0.00264096260070801" calcext:value-type="float">
            <text:p>0,002640962600708</text:p>
          </table:table-cell>
          <table:table-cell table:style-name="ce12" office:value-type="float" office:value="0.00263738632202148" calcext:value-type="float">
            <text:p>0,002637386322021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52111053466797" calcext:value-type="float">
            <text:p>0,001521110534668</text:p>
          </table:table-cell>
          <table:table-cell table:style-name="ce12" office:value-type="float" office:value="0.00120973587036133" calcext:value-type="float">
            <text:p>0,001209735870361</text:p>
          </table:table-cell>
          <table:table-cell table:style-name="ce12" office:value-type="float" office:value="0.00202298164367676" calcext:value-type="float">
            <text:p>0,002022981643677</text:p>
          </table:table-cell>
          <table:table-cell table:style-name="ce12" office:value-type="float" office:value="0.00205159187316895" calcext:value-type="float">
            <text:p>0,002051591873169</text:p>
          </table:table-cell>
          <table:table-cell/>
          <table:covered-table-cell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124239921569824" calcext:value-type="float">
            <text:p>0,001242399215698</text:p>
          </table:table-cell>
          <table:table-cell table:style-name="ce12" office:value-type="float" office:value="0.00178432464599609" calcext:value-type="float">
            <text:p>0,001784324645996</text:p>
          </table:table-cell>
          <table:table-cell table:style-name="ce12" office:value-type="float" office:value="0.00182580947875977" calcext:value-type="float">
            <text:p>0,00182580947876</text:p>
          </table:table-cell>
          <table:table-cell table:style-name="ce12" office:value-type="float" office:value="0.00183653831481934" calcext:value-type="float">
            <text:p>0,001836538314819</text:p>
          </table:table-cell>
          <table:table-cell/>
        </table:table-row>
        <table:table-row table:style-name="ro1"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277853012084961" calcext:value-type="float">
            <text:p>0,00277853012085</text:p>
          </table:table-cell>
          <table:table-cell table:style-name="ce12" office:value-type="float" office:value="0.00165987014770508" calcext:value-type="float">
            <text:p>0,001659870147705</text:p>
          </table:table-cell>
          <table:table-cell table:style-name="ce12" office:value-type="float" office:value="0.00214529037475586" calcext:value-type="float">
            <text:p>0,002145290374756</text:p>
          </table:table-cell>
          <table:table-cell table:style-name="ce12" office:value-type="float" office:value="0.00274038314819336" calcext:value-type="float">
            <text:p>0,002740383148193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280475616455078" calcext:value-type="float">
            <text:p>0,002804756164551</text:p>
          </table:table-cell>
          <table:table-cell table:style-name="ce12" office:value-type="float" office:value="0.00239920616149902" calcext:value-type="float">
            <text:p>0,002399206161499</text:p>
          </table:table-cell>
          <table:table-cell table:style-name="ce12" office:value-type="float" office:value="0.00244259834289551" calcext:value-type="float">
            <text:p>0,002442598342896</text:p>
          </table:table-cell>
          <table:table-cell table:style-name="ce12" office:value-type="float" office:value="0.00265884399414062" calcext:value-type="float">
            <text:p>0,002658843994141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8460750579834" calcext:value-type="float">
            <text:p>0,001846075057983</text:p>
          </table:table-cell>
          <table:table-cell table:style-name="ce12" office:value-type="float" office:value="0.00155091285705566" calcext:value-type="float">
            <text:p>0,001550912857056</text:p>
          </table:table-cell>
          <table:table-cell table:style-name="ce12" office:value-type="float" office:value="0.00213360786437988" calcext:value-type="float">
            <text:p>0,00213360786438</text:p>
          </table:table-cell>
          <table:table-cell table:style-name="ce12" office:value-type="float" office:value="0.00199532508850098" calcext:value-type="float">
            <text:p>0,001995325088501</text:p>
          </table:table-cell>
          <table:table-cell/>
          <table:covered-table-cell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194668769836426" calcext:value-type="float">
            <text:p>0,001946687698364</text:p>
          </table:table-cell>
          <table:table-cell table:style-name="ce12" office:value-type="float" office:value="0.00178384780883789" calcext:value-type="float">
            <text:p>0,001783847808838</text:p>
          </table:table-cell>
          <table:table-cell table:style-name="ce12" office:value-type="float" office:value="0.00177192687988281" calcext:value-type="float">
            <text:p>0,001771926879883</text:p>
          </table:table-cell>
          <table:table-cell table:style-name="ce12" office:value-type="float" office:value="0.00149345397949219" calcext:value-type="float">
            <text:p>0,001493453979492</text:p>
          </table:table-cell>
          <table:table-cell/>
        </table:table-row>
        <table:table-row table:style-name="ro1"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92403793334961" calcext:value-type="float">
            <text:p>0,00192403793335</text:p>
          </table:table-cell>
          <table:table-cell table:style-name="ce12" office:value-type="float" office:value="0.00232338905334473" calcext:value-type="float">
            <text:p>0,002323389053345</text:p>
          </table:table-cell>
          <table:table-cell table:style-name="ce12" office:value-type="float" office:value="0.00193333625793457" calcext:value-type="float">
            <text:p>0,001933336257935</text:p>
          </table:table-cell>
          <table:table-cell table:style-name="ce12" office:value-type="float" office:value="0.00225281715393066" calcext:value-type="float">
            <text:p>0,002252817153931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228071212768555" calcext:value-type="float">
            <text:p>0,002280712127686</text:p>
          </table:table-cell>
          <table:table-cell table:style-name="ce12" office:value-type="float" office:value="0.00277471542358398" calcext:value-type="float">
            <text:p>0,002774715423584</text:p>
          </table:table-cell>
          <table:table-cell table:style-name="ce12" office:value-type="float" office:value="0.0025937557220459" calcext:value-type="float">
            <text:p>0,002593755722046</text:p>
          </table:table-cell>
          <table:table-cell table:style-name="ce12" office:value-type="float" office:value="0.00251221656799316" calcext:value-type="float">
            <text:p>0,002512216567993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90877914428711" calcext:value-type="float">
            <text:p>0,001908779144287</text:p>
          </table:table-cell>
          <table:table-cell table:style-name="ce12" office:value-type="float" office:value="0.00190329551696777" calcext:value-type="float">
            <text:p>0,001903295516968</text:p>
          </table:table-cell>
          <table:table-cell table:style-name="ce12" office:value-type="float" office:value="0.00204682350158691" calcext:value-type="float">
            <text:p>0,002046823501587</text:p>
          </table:table-cell>
          <table:table-cell table:style-name="ce12" office:value-type="float" office:value="0.0018765926361084" calcext:value-type="float">
            <text:p>0,001876592636108</text:p>
          </table:table-cell>
          <table:table-cell/>
          <table:covered-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177884101867676" calcext:value-type="float">
            <text:p>0,001778841018677</text:p>
          </table:table-cell>
          <table:table-cell table:style-name="ce12" office:value-type="float" office:value="0.0012822151184082" calcext:value-type="float">
            <text:p>0,001282215118408</text:p>
          </table:table-cell>
          <table:table-cell table:style-name="ce12" office:value-type="float" office:value="0.00150585174560547" calcext:value-type="float">
            <text:p>0,001505851745605</text:p>
          </table:table-cell>
          <table:table-cell table:style-name="ce12" office:value-type="float" office:value="0.00197529792785645" calcext:value-type="float">
            <text:p>0,001975297927856</text:p>
          </table:table-cell>
          <table:table-cell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227165222167969" calcext:value-type="float">
            <text:p>0,00227165222168</text:p>
          </table:table-cell>
          <table:table-cell table:style-name="ce12" office:value-type="float" office:value="0.00223779678344727" calcext:value-type="float">
            <text:p>0,002237796783447</text:p>
          </table:table-cell>
          <table:table-cell table:style-name="ce12" office:value-type="float" office:value="0.00229954719543457" calcext:value-type="float">
            <text:p>0,002299547195435</text:p>
          </table:table-cell>
          <table:table-cell table:style-name="ce12" office:value-type="float" office:value="0.00157713890075684" calcext:value-type="float">
            <text:p>0,001577138900757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270724296569824" calcext:value-type="float">
            <text:p>0,002707242965698</text:p>
          </table:table-cell>
          <table:table-cell table:style-name="ce12" office:value-type="float" office:value="0.00274562835693359" calcext:value-type="float">
            <text:p>0,002745628356934</text:p>
          </table:table-cell>
          <table:table-cell table:style-name="ce12" office:value-type="float" office:value="0.00296854972839355" calcext:value-type="float">
            <text:p>0,002968549728394</text:p>
          </table:table-cell>
          <table:table-cell table:style-name="ce12" office:value-type="float" office:value="0.00249838829040527" calcext:value-type="float">
            <text:p>0,002498388290405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185489654541016" calcext:value-type="float">
            <text:p>0,00185489654541</text:p>
          </table:table-cell>
          <table:table-cell table:style-name="ce12" office:value-type="float" office:value="0.00127720832824707" calcext:value-type="float">
            <text:p>0,001277208328247</text:p>
          </table:table-cell>
          <table:table-cell table:style-name="ce12" office:value-type="float" office:value="0.00192737579345703" calcext:value-type="float">
            <text:p>0,001927375793457</text:p>
          </table:table-cell>
          <table:table-cell table:style-name="ce12" office:value-type="float" office:value="0.00209712982177734" calcext:value-type="float">
            <text:p>0,002097129821777</text:p>
          </table:table-cell>
          <table:table-cell/>
          <table:covered-table-cell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20744800567627" calcext:value-type="float">
            <text:p>0,002074480056763</text:p>
          </table:table-cell>
          <table:table-cell table:style-name="ce12" office:value-type="float" office:value="0.00191974639892578" calcext:value-type="float">
            <text:p>0,001919746398926</text:p>
          </table:table-cell>
          <table:table-cell table:style-name="ce12" office:value-type="float" office:value="0.00113844871520996" calcext:value-type="float">
            <text:p>0,00113844871521</text:p>
          </table:table-cell>
          <table:table-cell table:style-name="ce12" office:value-type="float" office:value="0.00139760971069336" calcext:value-type="float">
            <text:p>0,001397609710693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237178802490234" calcext:value-type="float">
            <text:p>0,002371788024902</text:p>
          </table:table-cell>
          <table:table-cell table:style-name="ce12" office:value-type="float" office:value="0.00229477882385254" calcext:value-type="float">
            <text:p>0,002294778823853</text:p>
          </table:table-cell>
          <table:table-cell table:style-name="ce12" office:value-type="float" office:value="0.00162053108215332" calcext:value-type="float">
            <text:p>0,001620531082153</text:p>
          </table:table-cell>
          <table:table-cell table:style-name="ce12" office:value-type="float" office:value="0.00193595886230469" calcext:value-type="float">
            <text:p>0,001935958862305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21522045135498" calcext:value-type="float">
            <text:p>0,00215220451355</text:p>
          </table:table-cell>
          <table:table-cell table:style-name="ce12" office:value-type="float" office:value="0.00257730484008789" calcext:value-type="float">
            <text:p>0,002577304840088</text:p>
          </table:table-cell>
          <table:table-cell table:style-name="ce12" office:value-type="float" office:value="0.00241589546203613" calcext:value-type="float">
            <text:p>0,002415895462036</text:p>
          </table:table-cell>
          <table:table-cell table:style-name="ce12" office:value-type="float" office:value="0.00268125534057617" calcext:value-type="float">
            <text:p>0,002681255340576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83677673339844" calcext:value-type="float">
            <text:p>0,001836776733398</text:p>
          </table:table-cell>
          <table:table-cell table:style-name="ce12" office:value-type="float" office:value="0.00181078910827637" calcext:value-type="float">
            <text:p>0,001810789108276</text:p>
          </table:table-cell>
          <table:table-cell table:style-name="ce12" office:value-type="float" office:value="0.00153207778930664" calcext:value-type="float">
            <text:p>0,001532077789307</text:p>
          </table:table-cell>
          <table:table-cell table:style-name="ce12" office:value-type="float" office:value="0.00163888931274414" calcext:value-type="float">
            <text:p>0,001638889312744</text:p>
          </table:table-cell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151777267456055" calcext:value-type="float">
            <text:p>0,001517772674561</text:p>
          </table:table-cell>
          <table:table-cell table:style-name="ce12" office:value-type="float" office:value="0.00153756141662598" calcext:value-type="float">
            <text:p>0,001537561416626</text:p>
          </table:table-cell>
          <table:table-cell table:style-name="ce12" office:value-type="float" office:value="0.00178241729736328" calcext:value-type="float">
            <text:p>0,001782417297363</text:p>
          </table:table-cell>
          <table:table-cell table:style-name="ce12" office:value-type="float" office:value="0.00200033187866211" calcext:value-type="float">
            <text:p>0,002000331878662</text:p>
          </table:table-cell>
          <table:table-cell/>
        </table:table-row>
        <table:table-row table:style-name="ro1"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27761268615723" calcext:value-type="float">
            <text:p>0,002277612686157</text:p>
          </table:table-cell>
          <table:table-cell table:style-name="ce12" office:value-type="float" office:value="0.00182485580444336" calcext:value-type="float">
            <text:p>0,001824855804443</text:p>
          </table:table-cell>
          <table:table-cell table:style-name="ce12" office:value-type="float" office:value="0.00178956985473633" calcext:value-type="float">
            <text:p>0,001789569854736</text:p>
          </table:table-cell>
          <table:table-cell table:style-name="ce12" office:value-type="float" office:value="0.00213432312011719" calcext:value-type="float">
            <text:p>0,002134323120117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23951530456543" calcext:value-type="float">
            <text:p>0,002395153045654</text:p>
          </table:table-cell>
          <table:table-cell table:style-name="ce12" office:value-type="float" office:value="0.00239276885986328" calcext:value-type="float">
            <text:p>0,002392768859863</text:p>
          </table:table-cell>
          <table:table-cell table:style-name="ce12" office:value-type="float" office:value="0.00290489196777344" calcext:value-type="float">
            <text:p>0,002904891967773</text:p>
          </table:table-cell>
          <table:table-cell table:style-name="ce12" office:value-type="float" office:value="0.00258994102478027" calcext:value-type="float">
            <text:p>0,00258994102478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6629695892334" calcext:value-type="float">
            <text:p>0,001662969589233</text:p>
          </table:table-cell>
          <table:table-cell table:style-name="ce12" office:value-type="float" office:value="0.00204324722290039" calcext:value-type="float">
            <text:p>0,0020432472229</text:p>
          </table:table-cell>
          <table:table-cell table:style-name="ce12" office:value-type="float" office:value="0.00171375274658203" calcext:value-type="float">
            <text:p>0,001713752746582</text:p>
          </table:table-cell>
          <table:table-cell table:style-name="ce12" office:value-type="float" office:value="0.00206732749938965" calcext:value-type="float">
            <text:p>0,00206732749939</text:p>
          </table:table-cell>
          <table:table-cell/>
          <table:covered-table-cell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124359130859375" calcext:value-type="float">
            <text:p>0,001243591308594</text:p>
          </table:table-cell>
          <table:table-cell table:style-name="ce12" office:value-type="float" office:value="0.00158834457397461" calcext:value-type="float">
            <text:p>0,001588344573975</text:p>
          </table:table-cell>
          <table:table-cell table:style-name="ce12" office:value-type="float" office:value="0.00168347358703613" calcext:value-type="float">
            <text:p>0,001683473587036</text:p>
          </table:table-cell>
          <table:table-cell table:style-name="ce12" office:value-type="float" office:value="0.00147342681884766" calcext:value-type="float">
            <text:p>0,001473426818848</text:p>
          </table:table-cell>
          <table:table-cell/>
        </table:table-row>
        <table:table-row table:style-name="ro1"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23958683013916" calcext:value-type="float">
            <text:p>0,002395868301392</text:p>
          </table:table-cell>
          <table:table-cell table:style-name="ce12" office:value-type="float" office:value="0.00193428993225098" calcext:value-type="float">
            <text:p>0,001934289932251</text:p>
          </table:table-cell>
          <table:table-cell table:style-name="ce12" office:value-type="float" office:value="0.00232410430908203" calcext:value-type="float">
            <text:p>0,002324104309082</text:p>
          </table:table-cell>
          <table:table-cell table:style-name="ce12" office:value-type="float" office:value="0.0022435188293457" calcext:value-type="float">
            <text:p>0,002243518829346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286960601806641" calcext:value-type="float">
            <text:p>0,002869606018066</text:p>
          </table:table-cell>
          <table:table-cell table:style-name="ce12" office:value-type="float" office:value="0.00274896621704102" calcext:value-type="float">
            <text:p>0,002748966217041</text:p>
          </table:table-cell>
          <table:table-cell table:style-name="ce12" office:value-type="float" office:value="0.00268149375915527" calcext:value-type="float">
            <text:p>0,002681493759155</text:p>
          </table:table-cell>
          <table:table-cell table:style-name="ce12" office:value-type="float" office:value="0.00234532356262207" calcext:value-type="float">
            <text:p>0,002345323562622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70683860778809" calcext:value-type="float">
            <text:p>0,001706838607788</text:p>
          </table:table-cell>
          <table:table-cell table:style-name="ce12" office:value-type="float" office:value="0.00185108184814453" calcext:value-type="float">
            <text:p>0,001851081848145</text:p>
          </table:table-cell>
          <table:table-cell table:style-name="ce12" office:value-type="float" office:value="0.00163054466247559" calcext:value-type="float">
            <text:p>0,001630544662476</text:p>
          </table:table-cell>
          <table:table-cell table:style-name="ce12" office:value-type="float" office:value="0.0016014575958252" calcext:value-type="float">
            <text:p>0,001601457595825</text:p>
          </table:table-cell>
          <table:table-cell/>
          <table:covered-table-cell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121235847473145" calcext:value-type="float">
            <text:p>0,001212358474731</text:p>
          </table:table-cell>
          <table:table-cell table:style-name="ce12" office:value-type="float" office:value="0.00153255462646484" calcext:value-type="float">
            <text:p>0,001532554626465</text:p>
          </table:table-cell>
          <table:table-cell table:style-name="ce12" office:value-type="float" office:value="0.00179624557495117" calcext:value-type="float">
            <text:p>0,001796245574951</text:p>
          </table:table-cell>
          <table:table-cell table:style-name="ce12" office:value-type="float" office:value="0.00192737579345703" calcext:value-type="float">
            <text:p>0,001927375793457</text:p>
          </table:table-cell>
          <table:table-cell/>
        </table:table-row>
        <table:table-row table:style-name="ro1"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95026397705078" calcext:value-type="float">
            <text:p>0,001950263977051</text:p>
          </table:table-cell>
          <table:table-cell table:style-name="ce12" office:value-type="float" office:value="0.00204801559448242" calcext:value-type="float">
            <text:p>0,002048015594482</text:p>
          </table:table-cell>
          <table:table-cell table:style-name="ce12" office:value-type="float" office:value="0.00213384628295898" calcext:value-type="float">
            <text:p>0,002133846282959</text:p>
          </table:table-cell>
          <table:table-cell table:style-name="ce12" office:value-type="float" office:value="0.0021514892578125" calcext:value-type="float">
            <text:p>0,002151489257813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222301483154297" calcext:value-type="float">
            <text:p>0,002223014831543</text:p>
          </table:table-cell>
          <table:table-cell table:style-name="ce12" office:value-type="float" office:value="0.00249719619750977" calcext:value-type="float">
            <text:p>0,00249719619751</text:p>
          </table:table-cell>
          <table:table-cell table:style-name="ce12" office:value-type="float" office:value="0.00237560272216797" calcext:value-type="float">
            <text:p>0,002375602722168</text:p>
          </table:table-cell>
          <table:table-cell table:style-name="ce12" office:value-type="float" office:value="0.00271987915039062" calcext:value-type="float">
            <text:p>0,002719879150391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4951229095459" calcext:value-type="float">
            <text:p>0,001495122909546</text:p>
          </table:table-cell>
          <table:table-cell table:style-name="ce12" office:value-type="float" office:value="0.00144672393798828" calcext:value-type="float">
            <text:p>0,001446723937988</text:p>
          </table:table-cell>
          <table:table-cell table:style-name="ce12" office:value-type="float" office:value="0.00197887420654297" calcext:value-type="float">
            <text:p>0,001978874206543</text:p>
          </table:table-cell>
          <table:table-cell table:style-name="ce12" office:value-type="float" office:value="0.00186634063720703" calcext:value-type="float">
            <text:p>0,001866340637207</text:p>
          </table:table-cell>
          <table:table-cell/>
          <table:covered-table-cell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179147720336914" calcext:value-type="float">
            <text:p>0,001791477203369</text:p>
          </table:table-cell>
          <table:table-cell table:style-name="ce12" office:value-type="float" office:value="0.00132846832275391" calcext:value-type="float">
            <text:p>0,001328468322754</text:p>
          </table:table-cell>
          <table:table-cell table:style-name="ce12" office:value-type="float" office:value="0.00145411491394043" calcext:value-type="float">
            <text:p>0,00145411491394</text:p>
          </table:table-cell>
          <table:table-cell table:style-name="ce12" office:value-type="float" office:value="0.00181388854980469" calcext:value-type="float">
            <text:p>0,001813888549805</text:p>
          </table:table-cell>
          <table:table-cell/>
        </table:table-row>
        <table:table-row table:style-name="ro1"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277423858642578" calcext:value-type="float">
            <text:p>0,002774238586426</text:p>
          </table:table-cell>
          <table:table-cell table:number-columns-repeated="2" table:style-name="ce12" office:value-type="float" office:value="0.00223803520202637" calcext:value-type="float">
            <text:p>0,002238035202026</text:p>
          </table:table-cell>
          <table:table-cell table:style-name="ce12" office:value-type="float" office:value="0.00179839134216309" calcext:value-type="float">
            <text:p>0,001798391342163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289201736450195" calcext:value-type="float">
            <text:p>0,002892017364502</text:p>
          </table:table-cell>
          <table:table-cell table:style-name="ce12" office:value-type="float" office:value="0.00230765342712402" calcext:value-type="float">
            <text:p>0,002307653427124</text:p>
          </table:table-cell>
          <table:table-cell table:style-name="ce12" office:value-type="float" office:value="0.00286078453063965" calcext:value-type="float">
            <text:p>0,00286078453064</text:p>
          </table:table-cell>
          <table:table-cell table:style-name="ce12" office:value-type="float" office:value="0.00261068344116211" calcext:value-type="float">
            <text:p>0,002610683441162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65414810180664" calcext:value-type="float">
            <text:p>0,001654148101807</text:p>
          </table:table-cell>
          <table:table-cell table:style-name="ce12" office:value-type="float" office:value="0.00150728225708008" calcext:value-type="float">
            <text:p>0,00150728225708</text:p>
          </table:table-cell>
          <table:table-cell table:style-name="ce12" office:value-type="float" office:value="0.00167989730834961" calcext:value-type="float">
            <text:p>0,00167989730835</text:p>
          </table:table-cell>
          <table:table-cell table:style-name="ce12" office:value-type="float" office:value="0.0018773078918457" calcext:value-type="float">
            <text:p>0,001877307891846</text:p>
          </table:table-cell>
          <table:table-cell/>
          <table:covered-table-cell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169253349304199" calcext:value-type="float">
            <text:p>0,001692533493042</text:p>
          </table:table-cell>
          <table:table-cell table:style-name="ce12" office:value-type="float" office:value="0.00195598602294922" calcext:value-type="float">
            <text:p>0,001955986022949</text:p>
          </table:table-cell>
          <table:table-cell table:style-name="ce12" office:value-type="float" office:value="0.001739501953125" calcext:value-type="float">
            <text:p>0,001739501953125</text:p>
          </table:table-cell>
          <table:table-cell table:style-name="ce12" office:value-type="float" office:value="0.00187206268310547" calcext:value-type="float">
            <text:p>0,001872062683105</text:p>
          </table:table-cell>
          <table:table-cell/>
        </table:table-row>
        <table:table-row table:style-name="ro1"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63149833679199" calcext:value-type="float">
            <text:p>0,001631498336792</text:p>
          </table:table-cell>
          <table:table-cell table:style-name="ce12" office:value-type="float" office:value="0.00197386741638184" calcext:value-type="float">
            <text:p>0,001973867416382</text:p>
          </table:table-cell>
          <table:table-cell table:style-name="ce12" office:value-type="float" office:value="0.00206542015075684" calcext:value-type="float">
            <text:p>0,002065420150757</text:p>
          </table:table-cell>
          <table:table-cell table:style-name="ce12" office:value-type="float" office:value="0.00186681747436523" calcext:value-type="float">
            <text:p>0,001866817474365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281071662902832" calcext:value-type="float">
            <text:p>0,002810716629028</text:p>
          </table:table-cell>
          <table:table-cell table:style-name="ce12" office:value-type="float" office:value="0.00221467018127441" calcext:value-type="float">
            <text:p>0,002214670181274</text:p>
          </table:table-cell>
          <table:table-cell table:style-name="ce12" office:value-type="float" office:value="0.0028228759765625" calcext:value-type="float">
            <text:p>0,002822875976563</text:p>
          </table:table-cell>
          <table:table-cell table:style-name="ce12" office:value-type="float" office:value="0.00233078002929687" calcext:value-type="float">
            <text:p>0,002330780029297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84965133666992" calcext:value-type="float">
            <text:p>0,00184965133667</text:p>
          </table:table-cell>
          <table:table-cell table:style-name="ce12" office:value-type="float" office:value="0.00204873085021973" calcext:value-type="float">
            <text:p>0,00204873085022</text:p>
          </table:table-cell>
          <table:table-cell table:style-name="ce12" office:value-type="float" office:value="0.00166749954223633" calcext:value-type="float">
            <text:p>0,001667499542236</text:p>
          </table:table-cell>
          <table:table-cell table:style-name="ce12" office:value-type="float" office:value="0.00173330307006836" calcext:value-type="float">
            <text:p>0,001733303070068</text:p>
          </table:table-cell>
          <table:table-cell/>
          <table:covered-table-cell/>
          <table:table-cell table:style-name="ce2" office:value-type="float" office:value="15" calcext:value-type="float">
            <text:p>15</text:p>
          </table:table-cell>
          <table:table-cell table:style-name="ce12" office:value-type="float" office:value="0.00187253952026367" calcext:value-type="float">
            <text:p>0,001872539520264</text:p>
          </table:table-cell>
          <table:table-cell table:style-name="ce12" office:value-type="float" office:value="0.00134730339050293" calcext:value-type="float">
            <text:p>0,001347303390503</text:p>
          </table:table-cell>
          <table:table-cell table:style-name="ce12" office:value-type="float" office:value="0.00145101547241211" calcext:value-type="float">
            <text:p>0,001451015472412</text:p>
          </table:table-cell>
          <table:table-cell table:style-name="ce12" office:value-type="float" office:value="0.00193929672241211" calcext:value-type="float">
            <text:p>0,001939296722412</text:p>
          </table:table-cell>
          <table:table-cell/>
        </table:table-row>
        <table:table-row table:style-name="ro1"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72257423400879" calcext:value-type="float">
            <text:p>0,001722574234009</text:p>
          </table:table-cell>
          <table:table-cell table:style-name="ce12" office:value-type="float" office:value="0.00171136856079102" calcext:value-type="float">
            <text:p>0,001711368560791</text:p>
          </table:table-cell>
          <table:table-cell table:style-name="ce12" office:value-type="float" office:value="0.00232911109924316" calcext:value-type="float">
            <text:p>0,002329111099243</text:p>
          </table:table-cell>
          <table:table-cell table:style-name="ce12" office:value-type="float" office:value="0.00184535980224609" calcext:value-type="float">
            <text:p>0,001845359802246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233173370361328" calcext:value-type="float">
            <text:p>0,002331733703613</text:p>
          </table:table-cell>
          <table:table-cell table:style-name="ce12" office:value-type="float" office:value="0.00280547142028809" calcext:value-type="float">
            <text:p>0,002805471420288</text:p>
          </table:table-cell>
          <table:table-cell table:style-name="ce12" office:value-type="float" office:value="0.00220155715942383" calcext:value-type="float">
            <text:p>0,002201557159424</text:p>
          </table:table-cell>
          <table:table-cell table:style-name="ce12" office:value-type="float" office:value="0.0030670166015625" calcext:value-type="float">
            <text:p>0,003067016601563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39880180358887" calcext:value-type="float">
            <text:p>0,001398801803589</text:p>
          </table:table-cell>
          <table:table-cell table:style-name="ce12" office:value-type="float" office:value="0.00156307220458984" calcext:value-type="float">
            <text:p>0,00156307220459</text:p>
          </table:table-cell>
          <table:table-cell table:style-name="ce12" office:value-type="float" office:value="0.00183582305908203" calcext:value-type="float">
            <text:p>0,001835823059082</text:p>
          </table:table-cell>
          <table:table-cell table:style-name="ce12" office:value-type="float" office:value="0.00119352340698242" calcext:value-type="float">
            <text:p>0,001193523406982</text:p>
          </table:table-cell>
          <table:table-cell/>
          <table:covered-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0.00165843963623047" calcext:value-type="float">
            <text:p>0,00165843963623</text:p>
          </table:table-cell>
          <table:table-cell table:style-name="ce12" office:value-type="float" office:value="0.00118470191955566" calcext:value-type="float">
            <text:p>0,001184701919556</text:p>
          </table:table-cell>
          <table:table-cell table:style-name="ce12" office:value-type="float" office:value="0.00176024436950684" calcext:value-type="float">
            <text:p>0,001760244369507</text:p>
          </table:table-cell>
          <table:table-cell table:style-name="ce12" office:value-type="float" office:value="0.00111150741577148" calcext:value-type="float">
            <text:p>0,001111507415771</text:p>
          </table:table-cell>
          <table:table-cell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239229202270508" calcext:value-type="float">
            <text:p>0,002392292022705</text:p>
          </table:table-cell>
          <table:table-cell table:style-name="ce12" office:value-type="float" office:value="0.0019993782043457" calcext:value-type="float">
            <text:p>0,001999378204346</text:p>
          </table:table-cell>
          <table:table-cell table:style-name="ce12" office:value-type="float" office:value="0.00202107429504395" calcext:value-type="float">
            <text:p>0,002021074295044</text:p>
          </table:table-cell>
          <table:table-cell table:style-name="ce12" office:value-type="float" office:value="0.00252962112426758" calcext:value-type="float">
            <text:p>0,002529621124268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288176536560059" calcext:value-type="float">
            <text:p>0,002881765365601</text:p>
          </table:table-cell>
          <table:table-cell table:style-name="ce12" office:value-type="float" office:value="0.00283050537109375" calcext:value-type="float">
            <text:p>0,002830505371094</text:p>
          </table:table-cell>
          <table:table-cell table:style-name="ce12" office:value-type="float" office:value="0.00276041030883789" calcext:value-type="float">
            <text:p>0,002760410308838</text:p>
          </table:table-cell>
          <table:table-cell table:style-name="ce12" office:value-type="float" office:value="0.00313735008239746" calcext:value-type="float">
            <text:p>0,003137350082397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52325630187988" calcext:value-type="float">
            <text:p>0,00152325630188</text:p>
          </table:table-cell>
          <table:table-cell table:style-name="ce12" office:value-type="float" office:value="0.00167036056518555" calcext:value-type="float">
            <text:p>0,001670360565186</text:p>
          </table:table-cell>
          <table:table-cell table:style-name="ce12" office:value-type="float" office:value="0.00180959701538086" calcext:value-type="float">
            <text:p>0,001809597015381</text:p>
          </table:table-cell>
          <table:table-cell table:style-name="ce12" office:value-type="float" office:value="0.00197196006774902" calcext:value-type="float">
            <text:p>0,001971960067749</text:p>
          </table:table-cell>
          <table:table-cell/>
          <table:covered-table-cell/>
          <table:table-cell table:style-name="ce2" office:value-type="float" office:value="17" calcext:value-type="float">
            <text:p>17</text:p>
          </table:table-cell>
          <table:table-cell table:style-name="ce12" office:value-type="float" office:value="0.00166010856628418" calcext:value-type="float">
            <text:p>0,001660108566284</text:p>
          </table:table-cell>
          <table:table-cell table:style-name="ce12" office:value-type="float" office:value="0.00153899192810059" calcext:value-type="float">
            <text:p>0,001538991928101</text:p>
          </table:table-cell>
          <table:table-cell table:style-name="ce12" office:value-type="float" office:value="0.00172042846679688" calcext:value-type="float">
            <text:p>0,001720428466797</text:p>
          </table:table-cell>
          <table:table-cell table:style-name="ce12" office:value-type="float" office:value="0.00173521041870117" calcext:value-type="float">
            <text:p>0,001735210418701</text:p>
          </table:table-cell>
          <table:table-cell/>
        </table:table-row>
        <table:table-row table:style-name="ro1"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205492973327637" calcext:value-type="float">
            <text:p>0,002054929733276</text:p>
          </table:table-cell>
          <table:table-cell table:style-name="ce12" office:value-type="float" office:value="0.00184059143066406" calcext:value-type="float">
            <text:p>0,001840591430664</text:p>
          </table:table-cell>
          <table:table-cell table:style-name="ce12" office:value-type="float" office:value="0.00236177444458008" calcext:value-type="float">
            <text:p>0,00236177444458</text:p>
          </table:table-cell>
          <table:table-cell table:style-name="ce12" office:value-type="float" office:value="0.00185799598693848" calcext:value-type="float">
            <text:p>0,001857995986938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240612030029297" calcext:value-type="float">
            <text:p>0,002406120300293</text:p>
          </table:table-cell>
          <table:table-cell table:style-name="ce12" office:value-type="float" office:value="0.00297093391418457" calcext:value-type="float">
            <text:p>0,002970933914185</text:p>
          </table:table-cell>
          <table:table-cell table:style-name="ce12" office:value-type="float" office:value="0.00237202644348145" calcext:value-type="float">
            <text:p>0,002372026443481</text:p>
          </table:table-cell>
          <table:table-cell table:style-name="ce12" office:value-type="float" office:value="0.00243353843688965" calcext:value-type="float">
            <text:p>0,00243353843689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218582153320312" calcext:value-type="float">
            <text:p>0,002185821533203</text:p>
          </table:table-cell>
          <table:table-cell table:style-name="ce12" office:value-type="float" office:value="0.00130724906921387" calcext:value-type="float">
            <text:p>0,001307249069214</text:p>
          </table:table-cell>
          <table:table-cell table:style-name="ce12" office:value-type="float" office:value="0.00173115730285645" calcext:value-type="float">
            <text:p>0,001731157302856</text:p>
          </table:table-cell>
          <table:table-cell table:style-name="ce12" office:value-type="float" office:value="0.00192689895629883" calcext:value-type="float">
            <text:p>0,001926898956299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2" office:value-type="float" office:value="0.0018925666809082" calcext:value-type="float">
            <text:p>0,001892566680908</text:p>
          </table:table-cell>
          <table:table-cell table:style-name="ce12" office:value-type="float" office:value="0.00154733657836914" calcext:value-type="float">
            <text:p>0,001547336578369</text:p>
          </table:table-cell>
          <table:table-cell table:style-name="ce12" office:value-type="float" office:value="0.00192737579345703" calcext:value-type="float">
            <text:p>0,001927375793457</text:p>
          </table:table-cell>
          <table:table-cell table:style-name="ce12" office:value-type="float" office:value="0.00174808502197266" calcext:value-type="float">
            <text:p>0,001748085021973</text:p>
          </table:table-cell>
          <table:table-cell/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226855278015137" calcext:value-type="float">
            <text:p>0,002268552780151</text:p>
          </table:table-cell>
          <table:table-cell table:style-name="ce12" office:value-type="float" office:value="0.00209951400756836" calcext:value-type="float">
            <text:p>0,002099514007568</text:p>
          </table:table-cell>
          <table:table-cell table:style-name="ce12" office:value-type="float" office:value="0.00171422958374023" calcext:value-type="float">
            <text:p>0,00171422958374</text:p>
          </table:table-cell>
          <table:table-cell table:style-name="ce12" office:value-type="float" office:value="0.00216126441955566" calcext:value-type="float">
            <text:p>0,002161264419556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264453887939453" calcext:value-type="float">
            <text:p>0,002644538879395</text:p>
          </table:table-cell>
          <table:table-cell table:style-name="ce12" office:value-type="float" office:value="0.00254535675048828" calcext:value-type="float">
            <text:p>0,002545356750488</text:p>
          </table:table-cell>
          <table:table-cell table:style-name="ce12" office:value-type="float" office:value="0.00274205207824707" calcext:value-type="float">
            <text:p>0,002742052078247</text:p>
          </table:table-cell>
          <table:table-cell table:style-name="ce12" office:value-type="float" office:value="0.00200629234313965" calcext:value-type="float">
            <text:p>0,00200629234314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7249584197998" calcext:value-type="float">
            <text:p>0,0017249584198</text:p>
          </table:table-cell>
          <table:table-cell table:style-name="ce12" office:value-type="float" office:value="0.00157999992370605" calcext:value-type="float">
            <text:p>0,001579999923706</text:p>
          </table:table-cell>
          <table:table-cell table:style-name="ce12" office:value-type="float" office:value="0.00148797035217285" calcext:value-type="float">
            <text:p>0,001487970352173</text:p>
          </table:table-cell>
          <table:table-cell table:style-name="ce12" office:value-type="float" office:value="0.00199437141418457" calcext:value-type="float">
            <text:p>0,001994371414185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12" office:value-type="float" office:value="0.0019078254699707" calcext:value-type="float">
            <text:p>0,001907825469971</text:p>
          </table:table-cell>
          <table:table-cell table:style-name="ce12" office:value-type="float" office:value="0.00151872634887695" calcext:value-type="float">
            <text:p>0,001518726348877</text:p>
          </table:table-cell>
          <table:table-cell table:style-name="ce12" office:value-type="float" office:value="0.00130701065063477" calcext:value-type="float">
            <text:p>0,001307010650635</text:p>
          </table:table-cell>
          <table:table-cell table:style-name="ce12" office:value-type="float" office:value="0.00203466415405273" calcext:value-type="float">
            <text:p>0,002034664154053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02012062072754" calcext:value-type="float">
            <text:p>0,002020120620728</text:p>
          </table:table-cell>
          <table:table-cell table:style-name="ce12" office:value-type="float" office:value="0.00145959854125977" calcext:value-type="float">
            <text:p>0,00145959854126</text:p>
          </table:table-cell>
          <table:table-cell table:style-name="ce12" office:value-type="float" office:value="0.00200104713439941" calcext:value-type="float">
            <text:p>0,002001047134399</text:p>
          </table:table-cell>
          <table:table-cell table:style-name="ce12" office:value-type="float" office:value="0.00216984748840332" calcext:value-type="float">
            <text:p>0,002169847488403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259923934936523" calcext:value-type="float">
            <text:p>0,002599239349365</text:p>
          </table:table-cell>
          <table:table-cell table:style-name="ce12" office:value-type="float" office:value="0.00260019302368164" calcext:value-type="float">
            <text:p>0,002600193023682</text:p>
          </table:table-cell>
          <table:table-cell table:style-name="ce12" office:value-type="float" office:value="0.0022580623626709" calcext:value-type="float">
            <text:p>0,002258062362671</text:p>
          </table:table-cell>
          <table:table-cell table:style-name="ce12" office:value-type="float" office:value="0.00257182121276855" calcext:value-type="float">
            <text:p>0,002571821212769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42431259155273" calcext:value-type="float">
            <text:p>0,001424312591553</text:p>
          </table:table-cell>
          <table:table-cell table:style-name="ce12" office:value-type="float" office:value="0.00168251991271973" calcext:value-type="float">
            <text:p>0,00168251991272</text:p>
          </table:table-cell>
          <table:table-cell table:style-name="ce12" office:value-type="float" office:value="0.00162363052368164" calcext:value-type="float">
            <text:p>0,001623630523682</text:p>
          </table:table-cell>
          <table:table-cell table:style-name="ce12" office:value-type="float" office:value="0.00185155868530273" calcext:value-type="float">
            <text:p>0,001851558685303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12" office:value-type="float" office:value="0.00188779830932617" calcext:value-type="float">
            <text:p>0,001887798309326</text:p>
          </table:table-cell>
          <table:table-cell table:style-name="ce12" office:value-type="float" office:value="0.00125288963317871" calcext:value-type="float">
            <text:p>0,001252889633179</text:p>
          </table:table-cell>
          <table:table-cell table:style-name="ce12" office:value-type="float" office:value="0.00166010856628418" calcext:value-type="float">
            <text:p>0,001660108566284</text:p>
          </table:table-cell>
          <table:table-cell table:style-name="ce12" office:value-type="float" office:value="0.00166559219360352" calcext:value-type="float">
            <text:p>0,001665592193604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0.00218961238861084" calcext:value-type="float">
            <text:p>0,002189612388611</text:p>
          </table:table-cell>
          <table:table-cell table:style-name="ce6" table:formula="of:=AVERAGE([.D4:.D23])" office:value-type="float" office:value="0.00198966264724731" calcext:value-type="float">
            <text:p>0,001989662647247</text:p>
          </table:table-cell>
          <table:table-cell table:style-name="ce6" table:formula="of:=AVERAGE([.E4:.E23])" office:value-type="float" office:value="0.00210256576538086" calcext:value-type="float">
            <text:p>0,002102565765381</text:p>
          </table:table-cell>
          <table:table-cell table:style-name="ce6" table:formula="of:=AVERAGE([.F4:.F23])" office:value-type="float" office:value="0.00210713148117065" calcext:value-type="float">
            <text:p>0,002107131481171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0.0026227593421936" calcext:value-type="float">
            <text:p>0,002622759342194</text:p>
          </table:table-cell>
          <table:table-cell table:style-name="ce6" table:formula="of:=AVERAGE([.K4:.K23])" office:value-type="float" office:value="0.00265551805496216" calcext:value-type="float">
            <text:p>0,002655518054962</text:p>
          </table:table-cell>
          <table:table-cell table:style-name="ce6" table:formula="of:=AVERAGE([.L4:.L23])" office:value-type="float" office:value="0.00264737606048584" calcext:value-type="float">
            <text:p>0,002647376060486</text:p>
          </table:table-cell>
          <table:table-cell table:style-name="ce6" table:formula="of:=AVERAGE([.M4:.M23])" office:value-type="float" office:value="0.00272475481033325" calcext:value-type="float">
            <text:p>0,002724754810333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0.00168559551239014" calcext:value-type="float">
            <text:p>0,00168559551239</text:p>
          </table:table-cell>
          <table:table-cell table:style-name="ce6" table:formula="of:=AVERAGE([.R4:.R23])" office:value-type="float" office:value="0.00168628692626953" calcext:value-type="float">
            <text:p>0,00168628692627</text:p>
          </table:table-cell>
          <table:table-cell table:style-name="ce6" table:formula="of:=AVERAGE([.S4:.S23])" office:value-type="float" office:value="0.00176842212677002" calcext:value-type="float">
            <text:p>0,00176842212677</text:p>
          </table:table-cell>
          <table:table-cell table:style-name="ce6" table:formula="of:=AVERAGE([.T4:.T23])" office:value-type="float" office:value="0.00189582109451294" calcext:value-type="float">
            <text:p>0,001895821094513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0.00170270204544067" calcext:value-type="float">
            <text:p>0,001702702045441</text:p>
          </table:table-cell>
          <table:table-cell table:style-name="ce6" table:formula="of:=AVERAGE([.Y4:.Y23])" office:value-type="float" office:value="0.00161385536193848" calcext:value-type="float">
            <text:p>0,001613855361938</text:p>
          </table:table-cell>
          <table:table-cell table:style-name="ce6" table:formula="of:=AVERAGE([.Z4:.Z23])" office:value-type="float" office:value="0.00169899463653564" calcext:value-type="float">
            <text:p>0,001698994636536</text:p>
          </table:table-cell>
          <table:table-cell table:style-name="ce6" table:formula="of:=AVERAGE([.AA4:.AA23])" office:value-type="float" office:value="0.0016788125038147" calcext:value-type="float">
            <text:p>0,001678812503815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00288767943853563" calcext:value-type="float">
            <text:p>0,000288767943854</text:p>
          </table:table-cell>
          <table:table-cell table:style-name="ce6" table:formula="of:=STDEV([.D4:.D23])" office:value-type="float" office:value="0.000275447645719641" calcext:value-type="float">
            <text:p>0,00027544764572</text:p>
          </table:table-cell>
          <table:table-cell table:style-name="ce6" table:formula="of:=STDEV([.E4:.E23])" office:value-type="float" office:value="0.00027265169575699" calcext:value-type="float">
            <text:p>0,000272651695757</text:p>
          </table:table-cell>
          <table:table-cell table:style-name="ce6" table:formula="of:=STDEV([.F4:.F23])" office:value-type="float" office:value="0.000282782891443431" calcext:value-type="float">
            <text:p>0,000282782891443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00282248988449473" calcext:value-type="float">
            <text:p>0,000282248988449</text:p>
          </table:table-cell>
          <table:table-cell table:style-name="ce6" table:formula="of:=STDEV([.K4:.K23])" office:value-type="float" office:value="0.000253983573817458" calcext:value-type="float">
            <text:p>0,000253983573817</text:p>
          </table:table-cell>
          <table:table-cell table:style-name="ce6" table:formula="of:=STDEV([.L4:.L23])" office:value-type="float" office:value="0.000269969121675241" calcext:value-type="float">
            <text:p>0,000269969121675</text:p>
          </table:table-cell>
          <table:table-cell table:style-name="ce6" table:formula="of:=STDEV([.M4:.M23])" office:value-type="float" office:value="0.000588191014878528" calcext:value-type="float">
            <text:p>0,000588191014879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000230029262787382" calcext:value-type="float">
            <text:p>0,000230029262787</text:p>
          </table:table-cell>
          <table:table-cell table:style-name="ce6" table:formula="of:=STDEV([.R4:.R23])" office:value-type="float" office:value="0.000261324366424631" calcext:value-type="float">
            <text:p>0,000261324366425</text:p>
          </table:table-cell>
          <table:table-cell table:style-name="ce6" table:formula="of:=STDEV([.S4:.S23])" office:value-type="float" office:value="0.000199964415892681" calcext:value-type="float">
            <text:p>0,000199964415893</text:p>
          </table:table-cell>
          <table:table-cell table:style-name="ce6" table:formula="of:=STDEV([.T4:.T23])" office:value-type="float" office:value="0.000277324003404002" calcext:value-type="float">
            <text:p>0,000277324003404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00280410351434385" calcext:value-type="float">
            <text:p>0,000280410351434</text:p>
          </table:table-cell>
          <table:table-cell table:style-name="ce6" table:formula="of:=STDEV([.Y4:.Y23])" office:value-type="float" office:value="0.000270747343712704" calcext:value-type="float">
            <text:p>0,000270747343713</text:p>
          </table:table-cell>
          <table:table-cell table:style-name="ce6" table:formula="of:=STDEV([.Z4:.Z23])" office:value-type="float" office:value="0.000279808982991866" calcext:value-type="float">
            <text:p>0,000279808982992</text:p>
          </table:table-cell>
          <table:table-cell table:style-name="ce6" table:formula="of:=STDEV([.AA4:.AA23])" office:value-type="float" office:value="0.00027250198397218" calcext:value-type="float">
            <text:p>0,000272501983972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131880850398717" calcext:value-type="float">
            <text:p>0,131880850398717</text:p>
          </table:table-cell>
          <table:table-cell table:style-name="ce6" table:formula="of:=[.D25]/[.D24]" office:value-type="float" office:value="0.138439371167128" calcext:value-type="float">
            <text:p>0,138439371167128</text:p>
          </table:table-cell>
          <table:table-cell table:style-name="ce6" table:formula="of:=[.E25]/[.E24]" office:value-type="float" office:value="0.129675703964295" calcext:value-type="float">
            <text:p>0,129675703964295</text:p>
          </table:table-cell>
          <table:table-cell table:style-name="ce6" table:formula="of:=[.F25]/[.F24]" office:value-type="float" office:value="0.134202774705984" calcext:value-type="float">
            <text:p>0,134202774705984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107615282846884" calcext:value-type="float">
            <text:p>0,107615282846884</text:p>
          </table:table-cell>
          <table:table-cell table:style-name="ce6" table:formula="of:=[.K25]/[.K24]" office:value-type="float" office:value="0.0956437006115848" calcext:value-type="float">
            <text:p>0,095643700611585</text:p>
          </table:table-cell>
          <table:table-cell table:style-name="ce6" table:formula="of:=[.L25]/[.L24]" office:value-type="float" office:value="0.10197611352038" calcext:value-type="float">
            <text:p>0,10197611352038</text:p>
          </table:table-cell>
          <table:table-cell table:style-name="ce6" table:formula="of:=[.M25]/[.M24]" office:value-type="float" office:value="0.215869337177751" calcext:value-type="float">
            <text:p>0,215869337177751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136467652587189" calcext:value-type="float">
            <text:p>0,136467652587189</text:p>
          </table:table-cell>
          <table:table-cell table:style-name="ce6" table:formula="of:=[.R25]/[.R24]" office:value-type="float" office:value="0.154970285515255" calcext:value-type="float">
            <text:p>0,154970285515255</text:p>
          </table:table-cell>
          <table:table-cell table:style-name="ce6" table:formula="of:=[.S25]/[.S24]" office:value-type="float" office:value="0.113075047448038" calcext:value-type="float">
            <text:p>0,113075047448038</text:p>
          </table:table-cell>
          <table:table-cell table:style-name="ce6" table:formula="of:=[.T25]/[.T24]" office:value-type="float" office:value="0.146281737346767" calcext:value-type="float">
            <text:p>0,146281737346767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164685508063633" calcext:value-type="float">
            <text:p>0,164685508063633</text:p>
          </table:table-cell>
          <table:table-cell table:style-name="ce6" table:formula="of:=[.Y25]/[.Y24]" office:value-type="float" office:value="0.167764317731359" calcext:value-type="float">
            <text:p>0,167764317731359</text:p>
          </table:table-cell>
          <table:table-cell table:style-name="ce6" table:formula="of:=[.Z25]/[.Z24]" office:value-type="float" office:value="0.164690916012786" calcext:value-type="float">
            <text:p>0,164690916012786</text:p>
          </table:table-cell>
          <table:table-cell table:style-name="ce6" table:formula="of:=[.AA25]/[.AA24]" office:value-type="float" office:value="0.162318295433817" calcext:value-type="float">
            <text:p>0,162318295433817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4">
          <table:table-cell table:style-name="ce4"/>
          <table:table-cell table:style-name="Default"/>
          <table:table-cell table:style-name="ce13" office:value-type="string" calcext:value-type="string" table:number-columns-spanned="4" table:number-rows-spanned="1">
            <text:p>média dos tempos de <text:s/>inicialização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0.00218961238861084" calcext:value-type="float">
            <text:p>0,002189612388611</text:p>
          </table:table-cell>
          <table:table-cell table:style-name="ce6" table:formula="of:=[.D24]" office:value-type="float" office:value="0.00198966264724731" calcext:value-type="float">
            <text:p>0,001989662647247</text:p>
          </table:table-cell>
          <table:table-cell table:style-name="ce6" table:formula="of:=[.E24]" office:value-type="float" office:value="0.00210256576538086" calcext:value-type="float">
            <text:p>0,002102565765381</text:p>
          </table:table-cell>
          <table:table-cell table:style-name="ce6" table:formula="of:=[.F24]" office:value-type="float" office:value="0.00210713148117065" calcext:value-type="float">
            <text:p>0,002107131481171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0.0026227593421936" calcext:value-type="float">
            <text:p>0,002622759342194</text:p>
          </table:table-cell>
          <table:table-cell table:style-name="ce6" table:formula="of:=[.K24]" office:value-type="float" office:value="0.00265551805496216" calcext:value-type="float">
            <text:p>0,002655518054962</text:p>
          </table:table-cell>
          <table:table-cell table:style-name="ce6" table:formula="of:=[.L24]" office:value-type="float" office:value="0.00264737606048584" calcext:value-type="float">
            <text:p>0,002647376060486</text:p>
          </table:table-cell>
          <table:table-cell table:style-name="ce6" table:formula="of:=[.M24]" office:value-type="float" office:value="0.00272475481033325" calcext:value-type="float">
            <text:p>0,002724754810333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0.00168559551239014" calcext:value-type="float">
            <text:p>0,00168559551239</text:p>
          </table:table-cell>
          <table:table-cell table:style-name="ce6" table:formula="of:=[.R24]" office:value-type="float" office:value="0.00168628692626953" calcext:value-type="float">
            <text:p>0,00168628692627</text:p>
          </table:table-cell>
          <table:table-cell table:style-name="ce6" table:formula="of:=[.S24]" office:value-type="float" office:value="0.00176842212677002" calcext:value-type="float">
            <text:p>0,00176842212677</text:p>
          </table:table-cell>
          <table:table-cell table:style-name="ce6" table:formula="of:=[.T24]" office:value-type="float" office:value="0.00189582109451294" calcext:value-type="float">
            <text:p>0,001895821094513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0.00170270204544067" calcext:value-type="float">
            <text:p>0,001702702045441</text:p>
          </table:table-cell>
          <table:table-cell table:style-name="ce6" table:formula="of:=[.Y24]" office:value-type="float" office:value="0.00161385536193848" calcext:value-type="float">
            <text:p>0,001613855361938</text:p>
          </table:table-cell>
          <table:table-cell table:style-name="ce6" table:formula="of:=[.Z24]" office:value-type="float" office:value="0.00169899463653564" calcext:value-type="float">
            <text:p>0,001698994636536</text:p>
          </table:table-cell>
          <table:table-cell table:style-name="ce6" table:formula="of:=[.AA24]" office:value-type="float" office:value="0.0016788125038147" calcext:value-type="float">
            <text:p>0,00167881250381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11"/>
          <table:table-cell table:style-name="ce37" table:number-columns-repeated="4"/>
          <table:table-cell table:style-name="ce41"/>
          <table:table-cell table:number-columns-repeated="21"/>
        </table:table-row>
        <table:table-row table:style-name="ro1" table:number-rows-repeated="104853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terativo - tempo" table:style-name="ta1" table:print="false">
        <table:table-column table:style-name="co1" table:default-cell-style-name="Default"/>
        <table:table-column table:style-name="co2" table:default-cell-style-name="ce9"/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14" table:number-columns-repeated="996" table:default-cell-style-name="Default"/>
        <table:table-row table:style-name="ro1">
          <table:table-cell/>
          <table:table-cell table:style-name="ce6"/>
          <table:table-cell table:style-name="ce25" office:value-type="string" calcext:value-type="string" table:number-columns-spanned="4" table:number-rows-spanned="1">
            <text:p>tempo/iteração (s)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5" office:value-type="string" calcext:value-type="string" table:number-columns-spanned="4" table:number-rows-spanned="1">
            <text:p>tempo/iteração</text:p>
          </table:table-cell>
          <table:covered-table-cell table:number-columns-repeated="3" table:style-name="ce6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9.63973140716553" calcext:value-type="float">
            <text:p>9,63973140716553</text:p>
          </table:table-cell>
          <table:table-cell table:style-name="ce12" office:value-type="float" office:value="13.736870765686" calcext:value-type="float">
            <text:p>13,736870765686</text:p>
          </table:table-cell>
          <table:table-cell table:style-name="ce12" office:value-type="float" office:value="26.6443631649017" calcext:value-type="float">
            <text:p>26,6443631649017</text:p>
          </table:table-cell>
          <table:table-cell table:style-name="ce12" office:value-type="float" office:value="42.37997174263" calcext:value-type="float">
            <text:p>42,37997174263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8.17225289344788" calcext:value-type="float">
            <text:p>8,17225289344788</text:p>
          </table:table-cell>
          <table:table-cell table:style-name="ce12" office:value-type="float" office:value="21.608603477478" calcext:value-type="float">
            <text:p>21,608603477478</text:p>
          </table:table-cell>
          <table:table-cell table:style-name="ce12" office:value-type="float" office:value="56.2974462509155" calcext:value-type="float">
            <text:p>56,2974462509155</text:p>
          </table:table-cell>
          <table:table-cell table:style-name="ce12" office:value-type="float" office:value="37.8140563964844" calcext:value-type="float">
            <text:p>37,8140563964844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8.35035538673401" calcext:value-type="float">
            <text:p>8,35035538673401</text:p>
          </table:table-cell>
          <table:table-cell table:style-name="ce12" office:value-type="float" office:value="9.56066751480103" calcext:value-type="float">
            <text:p>9,56066751480103</text:p>
          </table:table-cell>
          <table:table-cell table:style-name="ce12" office:value-type="float" office:value="17.9899568557739" calcext:value-type="float">
            <text:p>17,9899568557739</text:p>
          </table:table-cell>
          <table:table-cell table:style-name="ce12" office:value-type="float" office:value="24.0896925926208" calcext:value-type="float">
            <text:p>24,0896925926208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3.27466869354248" calcext:value-type="float">
            <text:p>3,27466869354248</text:p>
          </table:table-cell>
          <table:table-cell table:style-name="ce12" office:value-type="float" office:value="9.37303495407105" calcext:value-type="float">
            <text:p>9,37303495407105</text:p>
          </table:table-cell>
          <table:table-cell table:style-name="ce12" office:value-type="float" office:value="16.1520047187805" calcext:value-type="float">
            <text:p>16,1520047187805</text:p>
          </table:table-cell>
          <table:table-cell table:style-name="ce12" office:value-type="float" office:value="13.7350254058838" calcext:value-type="float">
            <text:p>13,735025405883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9.7639262676239" calcext:value-type="float">
            <text:p>9,7639262676239</text:p>
          </table:table-cell>
          <table:table-cell table:style-name="ce12" office:value-type="float" office:value="13.7740786075592" calcext:value-type="float">
            <text:p>13,7740786075592</text:p>
          </table:table-cell>
          <table:table-cell table:style-name="ce12" office:value-type="float" office:value="27.0383396148682" calcext:value-type="float">
            <text:p>27,0383396148682</text:p>
          </table:table-cell>
          <table:table-cell table:style-name="ce12" office:value-type="float" office:value="42.4892904758453" calcext:value-type="float">
            <text:p>42,4892904758453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.16064143180847" calcext:value-type="float">
            <text:p>8,16064143180847</text:p>
          </table:table-cell>
          <table:table-cell table:style-name="ce12" office:value-type="float" office:value="21.6549232006073" calcext:value-type="float">
            <text:p>21,6549232006073</text:p>
          </table:table-cell>
          <table:table-cell table:style-name="ce12" office:value-type="float" office:value="56.641060590744" calcext:value-type="float">
            <text:p>56,641060590744</text:p>
          </table:table-cell>
          <table:table-cell table:style-name="ce12" office:value-type="float" office:value="37.9752917289734" calcext:value-type="float">
            <text:p>37,9752917289734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.7610387802124" calcext:value-type="float">
            <text:p>8,7610387802124</text:p>
          </table:table-cell>
          <table:table-cell table:style-name="ce12" office:value-type="float" office:value="9.72044229507446" calcext:value-type="float">
            <text:p>9,72044229507446</text:p>
          </table:table-cell>
          <table:table-cell table:style-name="ce12" office:value-type="float" office:value="18.2013423442841" calcext:value-type="float">
            <text:p>18,2013423442841</text:p>
          </table:table-cell>
          <table:table-cell table:style-name="ce12" office:value-type="float" office:value="23.8372275829315" calcext:value-type="float">
            <text:p>23,8372275829315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3.2829487323761" calcext:value-type="float">
            <text:p>3,2829487323761</text:p>
          </table:table-cell>
          <table:table-cell table:style-name="ce12" office:value-type="float" office:value="9.50020980834961" calcext:value-type="float">
            <text:p>9,50020980834961</text:p>
          </table:table-cell>
          <table:table-cell table:style-name="ce12" office:value-type="float" office:value="16.2084436416626" calcext:value-type="float">
            <text:p>16,2084436416626</text:p>
          </table:table-cell>
          <table:table-cell table:style-name="ce12" office:value-type="float" office:value="13.7225298881531" calcext:value-type="float">
            <text:p>13,7225298881531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9.5873236656189" calcext:value-type="float">
            <text:p>9,5873236656189</text:p>
          </table:table-cell>
          <table:table-cell table:style-name="ce12" office:value-type="float" office:value="14.4833903312683" calcext:value-type="float">
            <text:p>14,4833903312683</text:p>
          </table:table-cell>
          <table:table-cell table:style-name="ce12" office:value-type="float" office:value="26.4387006759644" calcext:value-type="float">
            <text:p>26,4387006759644</text:p>
          </table:table-cell>
          <table:table-cell table:style-name="ce12" office:value-type="float" office:value="42.4503998756409" calcext:value-type="float">
            <text:p>42,4503998756409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.21923613548279" calcext:value-type="float">
            <text:p>8,21923613548279</text:p>
          </table:table-cell>
          <table:table-cell table:style-name="ce12" office:value-type="float" office:value="21.5556192398071" calcext:value-type="float">
            <text:p>21,5556192398071</text:p>
          </table:table-cell>
          <table:table-cell table:style-name="ce12" office:value-type="float" office:value="56.8119308948517" calcext:value-type="float">
            <text:p>56,8119308948517</text:p>
          </table:table-cell>
          <table:table-cell table:style-name="ce12" office:value-type="float" office:value="37.8174576759338" calcext:value-type="float">
            <text:p>37,8174576759338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.72510170936585" calcext:value-type="float">
            <text:p>8,72510170936585</text:p>
          </table:table-cell>
          <table:table-cell table:style-name="ce12" office:value-type="float" office:value="9.57962489128113" calcext:value-type="float">
            <text:p>9,57962489128113</text:p>
          </table:table-cell>
          <table:table-cell table:style-name="ce12" office:value-type="float" office:value="18.3063192367554" calcext:value-type="float">
            <text:p>18,3063192367554</text:p>
          </table:table-cell>
          <table:table-cell table:style-name="ce12" office:value-type="float" office:value="24.1470553874969" calcext:value-type="float">
            <text:p>24,1470553874969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3.29874014854431" calcext:value-type="float">
            <text:p>3,29874014854431</text:p>
          </table:table-cell>
          <table:table-cell table:style-name="ce12" office:value-type="float" office:value="9.48578071594238" calcext:value-type="float">
            <text:p>9,48578071594238</text:p>
          </table:table-cell>
          <table:table-cell table:style-name="ce12" office:value-type="float" office:value="16.1721200942993" calcext:value-type="float">
            <text:p>16,1721200942993</text:p>
          </table:table-cell>
          <table:table-cell table:style-name="ce12" office:value-type="float" office:value="13.780136346817" calcext:value-type="float">
            <text:p>13,780136346817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9.68395614624023" calcext:value-type="float">
            <text:p>9,68395614624023</text:p>
          </table:table-cell>
          <table:table-cell table:style-name="ce12" office:value-type="float" office:value="13.7494604587555" calcext:value-type="float">
            <text:p>13,7494604587555</text:p>
          </table:table-cell>
          <table:table-cell table:style-name="ce12" office:value-type="float" office:value="26.7890644073486" calcext:value-type="float">
            <text:p>26,7890644073486</text:p>
          </table:table-cell>
          <table:table-cell table:style-name="ce12" office:value-type="float" office:value="42.0726013183594" calcext:value-type="float">
            <text:p>42,0726013183594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8.24677920341492" calcext:value-type="float">
            <text:p>8,24677920341492</text:p>
          </table:table-cell>
          <table:table-cell table:style-name="ce12" office:value-type="float" office:value="21.4853932857513" calcext:value-type="float">
            <text:p>21,4853932857513</text:p>
          </table:table-cell>
          <table:table-cell table:style-name="ce12" office:value-type="float" office:value="57.3739655017853" calcext:value-type="float">
            <text:p>57,3739655017853</text:p>
          </table:table-cell>
          <table:table-cell table:style-name="ce12" office:value-type="float" office:value="37.9007954597473" calcext:value-type="float">
            <text:p>37,9007954597473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8.29482078552246" calcext:value-type="float">
            <text:p>8,29482078552246</text:p>
          </table:table-cell>
          <table:table-cell table:style-name="ce12" office:value-type="float" office:value="9.60534286499023" calcext:value-type="float">
            <text:p>9,60534286499023</text:p>
          </table:table-cell>
          <table:table-cell table:style-name="ce12" office:value-type="float" office:value="18.2084007263184" calcext:value-type="float">
            <text:p>18,2084007263184</text:p>
          </table:table-cell>
          <table:table-cell table:style-name="ce12" office:value-type="float" office:value="24.1751246452332" calcext:value-type="float">
            <text:p>24,1751246452332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3.26549434661865" calcext:value-type="float">
            <text:p>3,26549434661865</text:p>
          </table:table-cell>
          <table:table-cell table:style-name="ce12" office:value-type="float" office:value="9.51294374465942" calcext:value-type="float">
            <text:p>9,51294374465942</text:p>
          </table:table-cell>
          <table:table-cell table:style-name="ce12" office:value-type="float" office:value="16.1138281822205" calcext:value-type="float">
            <text:p>16,1138281822205</text:p>
          </table:table-cell>
          <table:table-cell table:style-name="ce12" office:value-type="float" office:value="13.6257894039154" calcext:value-type="float">
            <text:p>13,625789403915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9.55254483222961" calcext:value-type="float">
            <text:p>9,55254483222961</text:p>
          </table:table-cell>
          <table:table-cell table:style-name="ce12" office:value-type="float" office:value="13.7145872116089" calcext:value-type="float">
            <text:p>13,7145872116089</text:p>
          </table:table-cell>
          <table:table-cell table:style-name="ce12" office:value-type="float" office:value="27.0259122848511" calcext:value-type="float">
            <text:p>27,0259122848511</text:p>
          </table:table-cell>
          <table:table-cell table:style-name="ce12" office:value-type="float" office:value="42.1548109054565" calcext:value-type="float">
            <text:p>42,1548109054565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8.18515872955322" calcext:value-type="float">
            <text:p>8,18515872955322</text:p>
          </table:table-cell>
          <table:table-cell table:style-name="ce12" office:value-type="float" office:value="21.7288920879364" calcext:value-type="float">
            <text:p>21,7288920879364</text:p>
          </table:table-cell>
          <table:table-cell table:style-name="ce12" office:value-type="float" office:value="56.3714108467102" calcext:value-type="float">
            <text:p>56,3714108467102</text:p>
          </table:table-cell>
          <table:table-cell table:style-name="ce12" office:value-type="float" office:value="38.2648391723633" calcext:value-type="float">
            <text:p>38,2648391723633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8.37223029136658" calcext:value-type="float">
            <text:p>8,37223029136658</text:p>
          </table:table-cell>
          <table:table-cell table:style-name="ce12" office:value-type="float" office:value="9.65891051292419" calcext:value-type="float">
            <text:p>9,65891051292419</text:p>
          </table:table-cell>
          <table:table-cell table:style-name="ce12" office:value-type="float" office:value="18.1657931804657" calcext:value-type="float">
            <text:p>18,1657931804657</text:p>
          </table:table-cell>
          <table:table-cell table:style-name="ce12" office:value-type="float" office:value="24.1339604854584" calcext:value-type="float">
            <text:p>24,133960485458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3.32486057281494" calcext:value-type="float">
            <text:p>3,32486057281494</text:p>
          </table:table-cell>
          <table:table-cell table:style-name="ce12" office:value-type="float" office:value="9.52953243255615" calcext:value-type="float">
            <text:p>9,52953243255615</text:p>
          </table:table-cell>
          <table:table-cell table:style-name="ce12" office:value-type="float" office:value="16.1453580856323" calcext:value-type="float">
            <text:p>16,1453580856323</text:p>
          </table:table-cell>
          <table:table-cell table:style-name="ce12" office:value-type="float" office:value="13.6750047206879" calcext:value-type="float">
            <text:p>13,675004720687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9.76917409896851" calcext:value-type="float">
            <text:p>9,76917409896851</text:p>
          </table:table-cell>
          <table:table-cell table:style-name="ce12" office:value-type="float" office:value="13.8632826805115" calcext:value-type="float">
            <text:p>13,8632826805115</text:p>
          </table:table-cell>
          <table:table-cell table:style-name="ce12" office:value-type="float" office:value="26.7140054702759" calcext:value-type="float">
            <text:p>26,7140054702759</text:p>
          </table:table-cell>
          <table:table-cell table:style-name="ce12" office:value-type="float" office:value="41.9281799793243" calcext:value-type="float">
            <text:p>41,9281799793243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8.1632227897644" calcext:value-type="float">
            <text:p>8,1632227897644</text:p>
          </table:table-cell>
          <table:table-cell table:style-name="ce12" office:value-type="float" office:value="21.4156970977783" calcext:value-type="float">
            <text:p>21,4156970977783</text:p>
          </table:table-cell>
          <table:table-cell table:style-name="ce12" office:value-type="float" office:value="56.0860593318939" calcext:value-type="float">
            <text:p>56,0860593318939</text:p>
          </table:table-cell>
          <table:table-cell table:style-name="ce12" office:value-type="float" office:value="37.6664817333221" calcext:value-type="float">
            <text:p>37,6664817333221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8.20769548416138" calcext:value-type="float">
            <text:p>8,20769548416138</text:p>
          </table:table-cell>
          <table:table-cell table:style-name="ce12" office:value-type="float" office:value="9.74746680259705" calcext:value-type="float">
            <text:p>9,74746680259705</text:p>
          </table:table-cell>
          <table:table-cell table:style-name="ce12" office:value-type="float" office:value="18.0042827129364" calcext:value-type="float">
            <text:p>18,0042827129364</text:p>
          </table:table-cell>
          <table:table-cell table:style-name="ce12" office:value-type="float" office:value="24.2522349357605" calcext:value-type="float">
            <text:p>24,2522349357605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3.35027432441711" calcext:value-type="float">
            <text:p>3,35027432441711</text:p>
          </table:table-cell>
          <table:table-cell table:style-name="ce12" office:value-type="float" office:value="9.53832173347473" calcext:value-type="float">
            <text:p>9,53832173347473</text:p>
          </table:table-cell>
          <table:table-cell table:style-name="ce12" office:value-type="float" office:value="16.0948114395142" calcext:value-type="float">
            <text:p>16,0948114395142</text:p>
          </table:table-cell>
          <table:table-cell table:style-name="ce12" office:value-type="float" office:value="13.7348957061768" calcext:value-type="float">
            <text:p>13,734895706176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9.59604096412659" calcext:value-type="float">
            <text:p>9,59604096412659</text:p>
          </table:table-cell>
          <table:table-cell table:style-name="ce12" office:value-type="float" office:value="14.1636734008789" calcext:value-type="float">
            <text:p>14,1636734008789</text:p>
          </table:table-cell>
          <table:table-cell table:style-name="ce12" office:value-type="float" office:value="26.7780084609985" calcext:value-type="float">
            <text:p>26,7780084609985</text:p>
          </table:table-cell>
          <table:table-cell table:style-name="ce12" office:value-type="float" office:value="42.0281529426575" calcext:value-type="float">
            <text:p>42,0281529426575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8.28060173988342" calcext:value-type="float">
            <text:p>8,28060173988342</text:p>
          </table:table-cell>
          <table:table-cell table:style-name="ce12" office:value-type="float" office:value="21.6105623245239" calcext:value-type="float">
            <text:p>21,6105623245239</text:p>
          </table:table-cell>
          <table:table-cell table:style-name="ce12" office:value-type="float" office:value="57.1303465366364" calcext:value-type="float">
            <text:p>57,1303465366364</text:p>
          </table:table-cell>
          <table:table-cell table:style-name="ce12" office:value-type="float" office:value="37.6289098262787" calcext:value-type="float">
            <text:p>37,6289098262787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8.21512460708618" calcext:value-type="float">
            <text:p>8,21512460708618</text:p>
          </table:table-cell>
          <table:table-cell table:style-name="ce12" office:value-type="float" office:value="9.61790156364441" calcext:value-type="float">
            <text:p>9,61790156364441</text:p>
          </table:table-cell>
          <table:table-cell table:style-name="ce12" office:value-type="float" office:value="18.0340487957001" calcext:value-type="float">
            <text:p>18,0340487957001</text:p>
          </table:table-cell>
          <table:table-cell table:style-name="ce12" office:value-type="float" office:value="23.8793895244598" calcext:value-type="float">
            <text:p>23,8793895244598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3.25086903572083" calcext:value-type="float">
            <text:p>3,25086903572083</text:p>
          </table:table-cell>
          <table:table-cell table:style-name="ce12" office:value-type="float" office:value="9.45155239105225" calcext:value-type="float">
            <text:p>9,45155239105225</text:p>
          </table:table-cell>
          <table:table-cell table:style-name="ce12" office:value-type="float" office:value="16.1465396881104" calcext:value-type="float">
            <text:p>16,1465396881104</text:p>
          </table:table-cell>
          <table:table-cell table:style-name="ce12" office:value-type="float" office:value="13.8051104545593" calcext:value-type="float">
            <text:p>13,805110454559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9.59563732147217" calcext:value-type="float">
            <text:p>9,59563732147217</text:p>
          </table:table-cell>
          <table:table-cell table:style-name="ce12" office:value-type="float" office:value="13.836323261261" calcext:value-type="float">
            <text:p>13,836323261261</text:p>
          </table:table-cell>
          <table:table-cell table:style-name="ce12" office:value-type="float" office:value="26.6789965629578" calcext:value-type="float">
            <text:p>26,6789965629578</text:p>
          </table:table-cell>
          <table:table-cell table:style-name="ce12" office:value-type="float" office:value="42.2203159332275" calcext:value-type="float">
            <text:p>42,2203159332275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8.27321648597717" calcext:value-type="float">
            <text:p>8,27321648597717</text:p>
          </table:table-cell>
          <table:table-cell table:style-name="ce12" office:value-type="float" office:value="21.6801164150238" calcext:value-type="float">
            <text:p>21,6801164150238</text:p>
          </table:table-cell>
          <table:table-cell table:style-name="ce12" office:value-type="float" office:value="56.4056475162506" calcext:value-type="float">
            <text:p>56,4056475162506</text:p>
          </table:table-cell>
          <table:table-cell table:style-name="ce12" office:value-type="float" office:value="37.7847120761871" calcext:value-type="float">
            <text:p>37,7847120761871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8.46405625343323" calcext:value-type="float">
            <text:p>8,46405625343323</text:p>
          </table:table-cell>
          <table:table-cell table:style-name="ce12" office:value-type="float" office:value="9.55266380310059" calcext:value-type="float">
            <text:p>9,55266380310059</text:p>
          </table:table-cell>
          <table:table-cell table:style-name="ce12" office:value-type="float" office:value="18.2848353385925" calcext:value-type="float">
            <text:p>18,2848353385925</text:p>
          </table:table-cell>
          <table:table-cell table:style-name="ce12" office:value-type="float" office:value="23.704841375351" calcext:value-type="float">
            <text:p>23,704841375351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3.26369285583496" calcext:value-type="float">
            <text:p>3,26369285583496</text:p>
          </table:table-cell>
          <table:table-cell table:style-name="ce12" office:value-type="float" office:value="9.41792154312134" calcext:value-type="float">
            <text:p>9,41792154312134</text:p>
          </table:table-cell>
          <table:table-cell table:style-name="ce12" office:value-type="float" office:value="16.0910632610321" calcext:value-type="float">
            <text:p>16,0910632610321</text:p>
          </table:table-cell>
          <table:table-cell table:style-name="ce12" office:value-type="float" office:value="13.7897109985352" calcext:value-type="float">
            <text:p>13,7897109985352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9.75541424751282" calcext:value-type="float">
            <text:p>9,75541424751282</text:p>
          </table:table-cell>
          <table:table-cell table:style-name="ce12" office:value-type="float" office:value="13.8241152763367" calcext:value-type="float">
            <text:p>13,8241152763367</text:p>
          </table:table-cell>
          <table:table-cell table:style-name="ce12" office:value-type="float" office:value="26.5230600833893" calcext:value-type="float">
            <text:p>26,5230600833893</text:p>
          </table:table-cell>
          <table:table-cell table:style-name="ce12" office:value-type="float" office:value="42.1337959766388" calcext:value-type="float">
            <text:p>42,1337959766388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8.22913956642151" calcext:value-type="float">
            <text:p>8,22913956642151</text:p>
          </table:table-cell>
          <table:table-cell table:style-name="ce12" office:value-type="float" office:value="21.6250996589661" calcext:value-type="float">
            <text:p>21,6250996589661</text:p>
          </table:table-cell>
          <table:table-cell table:style-name="ce12" office:value-type="float" office:value="56.3568239212036" calcext:value-type="float">
            <text:p>56,3568239212036</text:p>
          </table:table-cell>
          <table:table-cell table:style-name="ce12" office:value-type="float" office:value="38.4519340991974" calcext:value-type="float">
            <text:p>38,451934099197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8.21773481369019" calcext:value-type="float">
            <text:p>8,21773481369019</text:p>
          </table:table-cell>
          <table:table-cell table:style-name="ce12" office:value-type="float" office:value="9.5756139755249" calcext:value-type="float">
            <text:p>9,5756139755249</text:p>
          </table:table-cell>
          <table:table-cell table:style-name="ce12" office:value-type="float" office:value="18.2182207107544" calcext:value-type="float">
            <text:p>18,2182207107544</text:p>
          </table:table-cell>
          <table:table-cell table:style-name="ce12" office:value-type="float" office:value="24.0867893695831" calcext:value-type="float">
            <text:p>24,0867893695831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3.31182861328125" calcext:value-type="float">
            <text:p>3,31182861328125</text:p>
          </table:table-cell>
          <table:table-cell table:style-name="ce12" office:value-type="float" office:value="9.5806348323822" calcext:value-type="float">
            <text:p>9,5806348323822</text:p>
          </table:table-cell>
          <table:table-cell table:style-name="ce12" office:value-type="float" office:value="16.05677485466" calcext:value-type="float">
            <text:p>16,05677485466</text:p>
          </table:table-cell>
          <table:table-cell table:style-name="ce12" office:value-type="float" office:value="13.6907067298889" calcext:value-type="float">
            <text:p>13,690706729888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9.64241147041321" calcext:value-type="float">
            <text:p>9,64241147041321</text:p>
          </table:table-cell>
          <table:table-cell table:style-name="ce12" office:value-type="float" office:value="13.6975228786469" calcext:value-type="float">
            <text:p>13,6975228786469</text:p>
          </table:table-cell>
          <table:table-cell table:style-name="ce12" office:value-type="float" office:value="26.8473072052002" calcext:value-type="float">
            <text:p>26,8473072052002</text:p>
          </table:table-cell>
          <table:table-cell table:style-name="ce12" office:value-type="float" office:value="42.3087909221649" calcext:value-type="float">
            <text:p>42,3087909221649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8.20814633369446" calcext:value-type="float">
            <text:p>8,20814633369446</text:p>
          </table:table-cell>
          <table:table-cell table:style-name="ce12" office:value-type="float" office:value="21.712525844574" calcext:value-type="float">
            <text:p>21,712525844574</text:p>
          </table:table-cell>
          <table:table-cell table:style-name="ce12" office:value-type="float" office:value="56.2005977630615" calcext:value-type="float">
            <text:p>56,2005977630615</text:p>
          </table:table-cell>
          <table:table-cell table:style-name="ce12" office:value-type="float" office:value="38.3264393806458" calcext:value-type="float">
            <text:p>38,3264393806458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8.33251404762268" calcext:value-type="float">
            <text:p>8,33251404762268</text:p>
          </table:table-cell>
          <table:table-cell table:style-name="ce12" office:value-type="float" office:value="9.58415174484253" calcext:value-type="float">
            <text:p>9,58415174484253</text:p>
          </table:table-cell>
          <table:table-cell table:style-name="ce12" office:value-type="float" office:value="18.2990763187408" calcext:value-type="float">
            <text:p>18,2990763187408</text:p>
          </table:table-cell>
          <table:table-cell table:style-name="ce12" office:value-type="float" office:value="24.0798099040985" calcext:value-type="float">
            <text:p>24,0798099040985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3.27805376052856" calcext:value-type="float">
            <text:p>3,27805376052856</text:p>
          </table:table-cell>
          <table:table-cell table:style-name="ce12" office:value-type="float" office:value="9.4871678352356" calcext:value-type="float">
            <text:p>9,4871678352356</text:p>
          </table:table-cell>
          <table:table-cell table:style-name="ce12" office:value-type="float" office:value="16.0550029277802" calcext:value-type="float">
            <text:p>16,0550029277802</text:p>
          </table:table-cell>
          <table:table-cell table:style-name="ce12" office:value-type="float" office:value="13.6483871936798" calcext:value-type="float">
            <text:p>13,648387193679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9.57535743713379" calcext:value-type="float">
            <text:p>9,57535743713379</text:p>
          </table:table-cell>
          <table:table-cell table:style-name="ce12" office:value-type="float" office:value="13.7608048915863" calcext:value-type="float">
            <text:p>13,7608048915863</text:p>
          </table:table-cell>
          <table:table-cell table:style-name="ce12" office:value-type="float" office:value="26.7696039676666" calcext:value-type="float">
            <text:p>26,7696039676666</text:p>
          </table:table-cell>
          <table:table-cell table:style-name="ce12" office:value-type="float" office:value="42.0020279884338" calcext:value-type="float">
            <text:p>42,0020279884338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8.14808535575867" calcext:value-type="float">
            <text:p>8,14808535575867</text:p>
          </table:table-cell>
          <table:table-cell table:style-name="ce12" office:value-type="float" office:value="21.6009383201599" calcext:value-type="float">
            <text:p>21,6009383201599</text:p>
          </table:table-cell>
          <table:table-cell table:style-name="ce12" office:value-type="float" office:value="56.5429179668427" calcext:value-type="float">
            <text:p>56,5429179668427</text:p>
          </table:table-cell>
          <table:table-cell table:style-name="ce12" office:value-type="float" office:value="37.6057722568512" calcext:value-type="float">
            <text:p>37,605772256851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8.32744026184082" calcext:value-type="float">
            <text:p>8,32744026184082</text:p>
          </table:table-cell>
          <table:table-cell table:style-name="ce12" office:value-type="float" office:value="9.56745290756226" calcext:value-type="float">
            <text:p>9,56745290756226</text:p>
          </table:table-cell>
          <table:table-cell table:style-name="ce12" office:value-type="float" office:value="18.2726693153381" calcext:value-type="float">
            <text:p>18,2726693153381</text:p>
          </table:table-cell>
          <table:table-cell table:style-name="ce12" office:value-type="float" office:value="24.2511718273163" calcext:value-type="float">
            <text:p>24,2511718273163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3.273850440979" calcext:value-type="float">
            <text:p>3,273850440979</text:p>
          </table:table-cell>
          <table:table-cell table:style-name="ce12" office:value-type="float" office:value="9.38064050674439" calcext:value-type="float">
            <text:p>9,38064050674439</text:p>
          </table:table-cell>
          <table:table-cell table:style-name="ce12" office:value-type="float" office:value="15.9942684173584" calcext:value-type="float">
            <text:p>15,9942684173584</text:p>
          </table:table-cell>
          <table:table-cell table:style-name="ce12" office:value-type="float" office:value="13.6511323451996" calcext:value-type="float">
            <text:p>13,6511323451996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9.67597889900208" calcext:value-type="float">
            <text:p>9,67597889900208</text:p>
          </table:table-cell>
          <table:table-cell table:style-name="ce12" office:value-type="float" office:value="13.8683176040649" calcext:value-type="float">
            <text:p>13,8683176040649</text:p>
          </table:table-cell>
          <table:table-cell table:style-name="ce12" office:value-type="float" office:value="26.7763185501099" calcext:value-type="float">
            <text:p>26,7763185501099</text:p>
          </table:table-cell>
          <table:table-cell table:style-name="ce12" office:value-type="float" office:value="42.3106462955475" calcext:value-type="float">
            <text:p>42,3106462955475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8.20599102973938" calcext:value-type="float">
            <text:p>8,20599102973938</text:p>
          </table:table-cell>
          <table:table-cell table:style-name="ce12" office:value-type="float" office:value="21.6568372249603" calcext:value-type="float">
            <text:p>21,6568372249603</text:p>
          </table:table-cell>
          <table:table-cell table:style-name="ce12" office:value-type="float" office:value="55.9357931613922" calcext:value-type="float">
            <text:p>55,9357931613922</text:p>
          </table:table-cell>
          <table:table-cell table:style-name="ce12" office:value-type="float" office:value="37.7568898200989" calcext:value-type="float">
            <text:p>37,756889820098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8.30397582054138" calcext:value-type="float">
            <text:p>8,30397582054138</text:p>
          </table:table-cell>
          <table:table-cell table:style-name="ce12" office:value-type="float" office:value="9.78122520446777" calcext:value-type="float">
            <text:p>9,78122520446777</text:p>
          </table:table-cell>
          <table:table-cell table:style-name="ce12" office:value-type="float" office:value="18.2635831832886" calcext:value-type="float">
            <text:p>18,2635831832886</text:p>
          </table:table-cell>
          <table:table-cell table:style-name="ce12" office:value-type="float" office:value="23.9171416759491" calcext:value-type="float">
            <text:p>23,9171416759491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3.2700560092926" calcext:value-type="float">
            <text:p>3,2700560092926</text:p>
          </table:table-cell>
          <table:table-cell table:style-name="ce12" office:value-type="float" office:value="9.53662061691284" calcext:value-type="float">
            <text:p>9,53662061691284</text:p>
          </table:table-cell>
          <table:table-cell table:style-name="ce12" office:value-type="float" office:value="16.1377651691437" calcext:value-type="float">
            <text:p>16,1377651691437</text:p>
          </table:table-cell>
          <table:table-cell table:style-name="ce12" office:value-type="float" office:value="13.5872061252594" calcext:value-type="float">
            <text:p>13,5872061252594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9.65168642997742" calcext:value-type="float">
            <text:p>9,65168642997742</text:p>
          </table:table-cell>
          <table:table-cell table:style-name="ce12" office:value-type="float" office:value="13.7886061668396" calcext:value-type="float">
            <text:p>13,7886061668396</text:p>
          </table:table-cell>
          <table:table-cell table:style-name="ce12" office:value-type="float" office:value="26.9569420814514" calcext:value-type="float">
            <text:p>26,9569420814514</text:p>
          </table:table-cell>
          <table:table-cell table:style-name="ce12" office:value-type="float" office:value="42.1233177185059" calcext:value-type="float">
            <text:p>42,123317718505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8.19164490699768" calcext:value-type="float">
            <text:p>8,19164490699768</text:p>
          </table:table-cell>
          <table:table-cell table:style-name="ce12" office:value-type="float" office:value="21.8340063095093" calcext:value-type="float">
            <text:p>21,8340063095093</text:p>
          </table:table-cell>
          <table:table-cell table:style-name="ce12" office:value-type="float" office:value="56.7801520824432" calcext:value-type="float">
            <text:p>56,7801520824432</text:p>
          </table:table-cell>
          <table:table-cell table:style-name="ce12" office:value-type="float" office:value="37.8150146007538" calcext:value-type="float">
            <text:p>37,8150146007538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8.21688294410706" calcext:value-type="float">
            <text:p>8,21688294410706</text:p>
          </table:table-cell>
          <table:table-cell table:style-name="ce12" office:value-type="float" office:value="9.74712586402893" calcext:value-type="float">
            <text:p>9,74712586402893</text:p>
          </table:table-cell>
          <table:table-cell table:style-name="ce12" office:value-type="float" office:value="18.2985677719116" calcext:value-type="float">
            <text:p>18,2985677719116</text:p>
          </table:table-cell>
          <table:table-cell table:style-name="ce12" office:value-type="float" office:value="23.9233629703522" calcext:value-type="float">
            <text:p>23,9233629703522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3.24318814277649" calcext:value-type="float">
            <text:p>3,24318814277649</text:p>
          </table:table-cell>
          <table:table-cell table:style-name="ce12" office:value-type="float" office:value="9.5091872215271" calcext:value-type="float">
            <text:p>9,5091872215271</text:p>
          </table:table-cell>
          <table:table-cell table:style-name="ce12" office:value-type="float" office:value="16.2122139930725" calcext:value-type="float">
            <text:p>16,2122139930725</text:p>
          </table:table-cell>
          <table:table-cell table:style-name="ce12" office:value-type="float" office:value="13.5978534221649" calcext:value-type="float">
            <text:p>13,597853422164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9.64917182922363" calcext:value-type="float">
            <text:p>9,64917182922363</text:p>
          </table:table-cell>
          <table:table-cell table:style-name="ce12" office:value-type="float" office:value="13.7588977813721" calcext:value-type="float">
            <text:p>13,7588977813721</text:p>
          </table:table-cell>
          <table:table-cell table:style-name="ce12" office:value-type="float" office:value="26.8236265182495" calcext:value-type="float">
            <text:p>26,8236265182495</text:p>
          </table:table-cell>
          <table:table-cell table:style-name="ce12" office:value-type="float" office:value="41.7612581253052" calcext:value-type="float">
            <text:p>41,7612581253052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8.30865216255188" calcext:value-type="float">
            <text:p>8,30865216255188</text:p>
          </table:table-cell>
          <table:table-cell table:style-name="ce12" office:value-type="float" office:value="21.8796293735504" calcext:value-type="float">
            <text:p>21,8796293735504</text:p>
          </table:table-cell>
          <table:table-cell table:style-name="ce12" office:value-type="float" office:value="56.5428557395935" calcext:value-type="float">
            <text:p>56,5428557395935</text:p>
          </table:table-cell>
          <table:table-cell table:style-name="ce12" office:value-type="float" office:value="37.7417764663696" calcext:value-type="float">
            <text:p>37,7417764663696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8.29680514335632" calcext:value-type="float">
            <text:p>8,29680514335632</text:p>
          </table:table-cell>
          <table:table-cell table:style-name="ce12" office:value-type="float" office:value="9.55924081802368" calcext:value-type="float">
            <text:p>9,55924081802368</text:p>
          </table:table-cell>
          <table:table-cell table:style-name="ce12" office:value-type="float" office:value="18.209109544754" calcext:value-type="float">
            <text:p>18,209109544754</text:p>
          </table:table-cell>
          <table:table-cell table:style-name="ce12" office:value-type="float" office:value="23.9882771968842" calcext:value-type="float">
            <text:p>23,9882771968842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3.24602222442627" calcext:value-type="float">
            <text:p>3,24602222442627</text:p>
          </table:table-cell>
          <table:table-cell table:style-name="ce12" office:value-type="float" office:value="9.45427250862122" calcext:value-type="float">
            <text:p>9,45427250862122</text:p>
          </table:table-cell>
          <table:table-cell table:style-name="ce12" office:value-type="float" office:value="16.0731647014618" calcext:value-type="float">
            <text:p>16,0731647014618</text:p>
          </table:table-cell>
          <table:table-cell table:style-name="ce12" office:value-type="float" office:value="13.6519412994385" calcext:value-type="float">
            <text:p>13,6519412994385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9.65185809135437" calcext:value-type="float">
            <text:p>9,65185809135437</text:p>
          </table:table-cell>
          <table:table-cell table:style-name="ce12" office:value-type="float" office:value="13.7433354854584" calcext:value-type="float">
            <text:p>13,7433354854584</text:p>
          </table:table-cell>
          <table:table-cell table:style-name="ce12" office:value-type="float" office:value="26.5870242118835" calcext:value-type="float">
            <text:p>26,5870242118835</text:p>
          </table:table-cell>
          <table:table-cell table:style-name="ce12" office:value-type="float" office:value="42.0487892627716" calcext:value-type="float">
            <text:p>42,0487892627716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8.20760846138001" calcext:value-type="float">
            <text:p>8,20760846138001</text:p>
          </table:table-cell>
          <table:table-cell table:style-name="ce12" office:value-type="float" office:value="21.8159012794495" calcext:value-type="float">
            <text:p>21,8159012794495</text:p>
          </table:table-cell>
          <table:table-cell table:style-name="ce12" office:value-type="float" office:value="57.1726317405701" calcext:value-type="float">
            <text:p>57,1726317405701</text:p>
          </table:table-cell>
          <table:table-cell table:style-name="ce12" office:value-type="float" office:value="37.7802302837372" calcext:value-type="float">
            <text:p>37,780230283737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8.33396196365356" calcext:value-type="float">
            <text:p>8,33396196365356</text:p>
          </table:table-cell>
          <table:table-cell table:style-name="ce12" office:value-type="float" office:value="9.6016845703125" calcext:value-type="float">
            <text:p>9,6016845703125</text:p>
          </table:table-cell>
          <table:table-cell table:style-name="ce12" office:value-type="float" office:value="18.0884082317352" calcext:value-type="float">
            <text:p>18,0884082317352</text:p>
          </table:table-cell>
          <table:table-cell table:style-name="ce12" office:value-type="float" office:value="24.1622111797333" calcext:value-type="float">
            <text:p>24,1622111797333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3.25348305702209" calcext:value-type="float">
            <text:p>3,25348305702209</text:p>
          </table:table-cell>
          <table:table-cell table:style-name="ce12" office:value-type="float" office:value="9.352215051651" calcext:value-type="float">
            <text:p>9,352215051651</text:p>
          </table:table-cell>
          <table:table-cell table:style-name="ce12" office:value-type="float" office:value="16.1294450759888" calcext:value-type="float">
            <text:p>16,1294450759888</text:p>
          </table:table-cell>
          <table:table-cell table:style-name="ce12" office:value-type="float" office:value="13.5796630382538" calcext:value-type="float">
            <text:p>13,579663038253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9.62392830848694" calcext:value-type="float">
            <text:p>9,62392830848694</text:p>
          </table:table-cell>
          <table:table-cell table:style-name="ce12" office:value-type="float" office:value="13.6667945384979" calcext:value-type="float">
            <text:p>13,6667945384979</text:p>
          </table:table-cell>
          <table:table-cell table:style-name="ce12" office:value-type="float" office:value="26.9791603088379" calcext:value-type="float">
            <text:p>26,9791603088379</text:p>
          </table:table-cell>
          <table:table-cell table:style-name="ce12" office:value-type="float" office:value="42.0695893764496" calcext:value-type="float">
            <text:p>42,0695893764496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8.19764614105225" calcext:value-type="float">
            <text:p>8,19764614105225</text:p>
          </table:table-cell>
          <table:table-cell table:style-name="ce12" office:value-type="float" office:value="21.802148103714" calcext:value-type="float">
            <text:p>21,802148103714</text:p>
          </table:table-cell>
          <table:table-cell table:style-name="ce12" office:value-type="float" office:value="57.2702000141144" calcext:value-type="float">
            <text:p>57,2702000141144</text:p>
          </table:table-cell>
          <table:table-cell table:style-name="ce12" office:value-type="float" office:value="37.7357330322266" calcext:value-type="float">
            <text:p>37,7357330322266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8.21117401123047" calcext:value-type="float">
            <text:p>8,21117401123047</text:p>
          </table:table-cell>
          <table:table-cell table:style-name="ce12" office:value-type="float" office:value="9.60166215896606" calcext:value-type="float">
            <text:p>9,60166215896606</text:p>
          </table:table-cell>
          <table:table-cell table:style-name="ce12" office:value-type="float" office:value="18.0588121414185" calcext:value-type="float">
            <text:p>18,0588121414185</text:p>
          </table:table-cell>
          <table:table-cell table:style-name="ce12" office:value-type="float" office:value="24.6631681919098" calcext:value-type="float">
            <text:p>24,6631681919098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3.27353596687317" calcext:value-type="float">
            <text:p>3,27353596687317</text:p>
          </table:table-cell>
          <table:table-cell table:style-name="ce12" office:value-type="float" office:value="9.33822345733643" calcext:value-type="float">
            <text:p>9,33822345733643</text:p>
          </table:table-cell>
          <table:table-cell table:style-name="ce12" office:value-type="float" office:value="16.1333875656128" calcext:value-type="float">
            <text:p>16,1333875656128</text:p>
          </table:table-cell>
          <table:table-cell table:style-name="ce12" office:value-type="float" office:value="13.57390666008" calcext:value-type="float">
            <text:p>13,57390666008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9.78030776977539" calcext:value-type="float">
            <text:p>9,78030776977539</text:p>
          </table:table-cell>
          <table:table-cell table:style-name="ce12" office:value-type="float" office:value="13.7372798919678" calcext:value-type="float">
            <text:p>13,7372798919678</text:p>
          </table:table-cell>
          <table:table-cell table:style-name="ce12" office:value-type="float" office:value="26.9277029037476" calcext:value-type="float">
            <text:p>26,9277029037476</text:p>
          </table:table-cell>
          <table:table-cell table:style-name="ce12" office:value-type="float" office:value="41.6514363288879" calcext:value-type="float">
            <text:p>41,6514363288879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8.16398811340332" calcext:value-type="float">
            <text:p>8,16398811340332</text:p>
          </table:table-cell>
          <table:table-cell table:style-name="ce12" office:value-type="float" office:value="21.4734442234039" calcext:value-type="float">
            <text:p>21,4734442234039</text:p>
          </table:table-cell>
          <table:table-cell table:style-name="ce12" office:value-type="float" office:value="56.533748626709" calcext:value-type="float">
            <text:p>56,533748626709</text:p>
          </table:table-cell>
          <table:table-cell table:style-name="ce12" office:value-type="float" office:value="37.4553079605103" calcext:value-type="float">
            <text:p>37,455307960510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8.25813484191895" calcext:value-type="float">
            <text:p>8,25813484191895</text:p>
          </table:table-cell>
          <table:table-cell table:style-name="ce12" office:value-type="float" office:value="9.61665678024292" calcext:value-type="float">
            <text:p>9,61665678024292</text:p>
          </table:table-cell>
          <table:table-cell table:style-name="ce12" office:value-type="float" office:value="18.2777633666992" calcext:value-type="float">
            <text:p>18,2777633666992</text:p>
          </table:table-cell>
          <table:table-cell table:style-name="ce12" office:value-type="float" office:value="24.1232511997223" calcext:value-type="float">
            <text:p>24,1232511997223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3.26929473876953" calcext:value-type="float">
            <text:p>3,26929473876953</text:p>
          </table:table-cell>
          <table:table-cell table:style-name="ce12" office:value-type="float" office:value="9.42975378036499" calcext:value-type="float">
            <text:p>9,42975378036499</text:p>
          </table:table-cell>
          <table:table-cell table:style-name="ce12" office:value-type="float" office:value="16.1620700359344" calcext:value-type="float">
            <text:p>16,1620700359344</text:p>
          </table:table-cell>
          <table:table-cell table:style-name="ce12" office:value-type="float" office:value="13.8373446464539" calcext:value-type="float">
            <text:p>13,8373446464539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9.67874097824097" calcext:value-type="float">
            <text:p>9,67874097824097</text:p>
          </table:table-cell>
          <table:table-cell table:style-name="ce12" office:value-type="float" office:value="13.8497483730316" calcext:value-type="float">
            <text:p>13,8497483730316</text:p>
          </table:table-cell>
          <table:table-cell table:style-name="ce12" office:value-type="float" office:value="26.9599449634552" calcext:value-type="float">
            <text:p>26,9599449634552</text:p>
          </table:table-cell>
          <table:table-cell table:style-name="ce12" office:value-type="float" office:value="41.7520699501038" calcext:value-type="float">
            <text:p>41,7520699501038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8.20192742347717" calcext:value-type="float">
            <text:p>8,20192742347717</text:p>
          </table:table-cell>
          <table:table-cell table:style-name="ce12" office:value-type="float" office:value="21.8456881046295" calcext:value-type="float">
            <text:p>21,8456881046295</text:p>
          </table:table-cell>
          <table:table-cell table:style-name="ce12" office:value-type="float" office:value="56.2772557735443" calcext:value-type="float">
            <text:p>56,2772557735443</text:p>
          </table:table-cell>
          <table:table-cell table:style-name="ce12" office:value-type="float" office:value="37.9645037651062" calcext:value-type="float">
            <text:p>37,964503765106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8.29217410087585" calcext:value-type="float">
            <text:p>8,29217410087585</text:p>
          </table:table-cell>
          <table:table-cell table:style-name="ce12" office:value-type="float" office:value="9.66065263748169" calcext:value-type="float">
            <text:p>9,66065263748169</text:p>
          </table:table-cell>
          <table:table-cell table:style-name="ce12" office:value-type="float" office:value="18.2964477539063" calcext:value-type="float">
            <text:p>18,2964477539063</text:p>
          </table:table-cell>
          <table:table-cell table:style-name="ce12" office:value-type="float" office:value="24.0350852012634" calcext:value-type="float">
            <text:p>24,0350852012634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3.25872135162354" calcext:value-type="float">
            <text:p>3,25872135162354</text:p>
          </table:table-cell>
          <table:table-cell table:style-name="ce12" office:value-type="float" office:value="9.3872697353363" calcext:value-type="float">
            <text:p>9,3872697353363</text:p>
          </table:table-cell>
          <table:table-cell table:style-name="ce12" office:value-type="float" office:value="16.393453836441" calcext:value-type="float">
            <text:p>16,393453836441</text:p>
          </table:table-cell>
          <table:table-cell table:style-name="ce12" office:value-type="float" office:value="13.8323380947113" calcext:value-type="float">
            <text:p>13,8323380947113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9.6674382686615" calcext:value-type="float">
            <text:p>9,6674382686615</text:p>
          </table:table-cell>
          <table:table-cell table:style-name="ce12" office:value-type="float" office:value="13.831554889679" calcext:value-type="float">
            <text:p>13,831554889679</text:p>
          </table:table-cell>
          <table:table-cell table:style-name="ce12" office:value-type="float" office:value="26.8448057174683" calcext:value-type="float">
            <text:p>26,8448057174683</text:p>
          </table:table-cell>
          <table:table-cell table:style-name="ce12" office:value-type="float" office:value="41.9097819328308" calcext:value-type="float">
            <text:p>41,9097819328308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8.29893088340759" calcext:value-type="float">
            <text:p>8,29893088340759</text:p>
          </table:table-cell>
          <table:table-cell table:style-name="ce12" office:value-type="float" office:value="21.7389640808105" calcext:value-type="float">
            <text:p>21,7389640808105</text:p>
          </table:table-cell>
          <table:table-cell table:style-name="ce12" office:value-type="float" office:value="56.4536893367767" calcext:value-type="float">
            <text:p>56,4536893367767</text:p>
          </table:table-cell>
          <table:table-cell table:style-name="ce12" office:value-type="float" office:value="38.6385748386383" calcext:value-type="float">
            <text:p>38,6385748386383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8.24808263778687" calcext:value-type="float">
            <text:p>8,24808263778687</text:p>
          </table:table-cell>
          <table:table-cell table:style-name="ce12" office:value-type="float" office:value="9.58545327186585" calcext:value-type="float">
            <text:p>9,58545327186585</text:p>
          </table:table-cell>
          <table:table-cell table:style-name="ce12" office:value-type="float" office:value="18.3043174743652" calcext:value-type="float">
            <text:p>18,3043174743652</text:p>
          </table:table-cell>
          <table:table-cell table:style-name="ce12" office:value-type="float" office:value="23.8376870155334" calcext:value-type="float">
            <text:p>23,8376870155334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3.26427888870239" calcext:value-type="float">
            <text:p>3,26427888870239</text:p>
          </table:table-cell>
          <table:table-cell table:style-name="ce12" office:value-type="float" office:value="9.45730423927307" calcext:value-type="float">
            <text:p>9,45730423927307</text:p>
          </table:table-cell>
          <table:table-cell table:style-name="ce12" office:value-type="float" office:value="15.978981256485" calcext:value-type="float">
            <text:p>15,978981256485</text:p>
          </table:table-cell>
          <table:table-cell table:style-name="ce12" office:value-type="float" office:value="13.6870753765106" calcext:value-type="float">
            <text:p>13,6870753765106</text:p>
          </table:table-cell>
          <table:table-cell table:number-columns-repeated="997"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9.62383484840393" calcext:value-type="float">
            <text:p>9,62383484840393</text:p>
          </table:table-cell>
          <table:table-cell table:style-name="ce12" office:value-type="float" office:value="13.8739936351776" calcext:value-type="float">
            <text:p>13,8739936351776</text:p>
          </table:table-cell>
          <table:table-cell table:style-name="ce12" office:value-type="float" office:value="27.0147037506104" calcext:value-type="float">
            <text:p>27,0147037506104</text:p>
          </table:table-cell>
          <table:table-cell table:style-name="ce12" office:value-type="float" office:value="42.0045800209045" calcext:value-type="float">
            <text:p>42,0045800209045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8.22512221336365" calcext:value-type="float">
            <text:p>8,22512221336365</text:p>
          </table:table-cell>
          <table:table-cell table:style-name="ce12" office:value-type="float" office:value="21.6371300220489" calcext:value-type="float">
            <text:p>21,6371300220489</text:p>
          </table:table-cell>
          <table:table-cell table:style-name="ce12" office:value-type="float" office:value="56.547404050827" calcext:value-type="float">
            <text:p>56,547404050827</text:p>
          </table:table-cell>
          <table:table-cell table:style-name="ce12" office:value-type="float" office:value="37.8047249317169" calcext:value-type="float">
            <text:p>37,8047249317169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8.2315673828125" calcext:value-type="float">
            <text:p>8,2315673828125</text:p>
          </table:table-cell>
          <table:table-cell table:style-name="ce12" office:value-type="float" office:value="9.52524971961975" calcext:value-type="float">
            <text:p>9,52524971961975</text:p>
          </table:table-cell>
          <table:table-cell table:style-name="ce12" office:value-type="float" office:value="18.3152656555176" calcext:value-type="float">
            <text:p>18,3152656555176</text:p>
          </table:table-cell>
          <table:table-cell table:style-name="ce12" office:value-type="float" office:value="24.1059348583221" calcext:value-type="float">
            <text:p>24,1059348583221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3.31029200553894" calcext:value-type="float">
            <text:p>3,31029200553894</text:p>
          </table:table-cell>
          <table:table-cell table:style-name="ce12" office:value-type="float" office:value="9.636878490448" calcext:value-type="float">
            <text:p>9,636878490448</text:p>
          </table:table-cell>
          <table:table-cell table:style-name="ce12" office:value-type="float" office:value="16.4663739204407" calcext:value-type="float">
            <text:p>16,4663739204407</text:p>
          </table:table-cell>
          <table:table-cell table:style-name="ce12" office:value-type="float" office:value="13.7191956043243" calcext:value-type="float">
            <text:p>13,7191956043243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9.65822316408157" calcext:value-type="float">
            <text:p>9,65822316408157</text:p>
          </table:table-cell>
          <table:table-cell table:style-name="ce6" table:formula="of:=AVERAGE([.D4:.D23])" office:value-type="float" office:value="13.8361319065094" calcext:value-type="float">
            <text:p>13,8361319065094</text:p>
          </table:table-cell>
          <table:table-cell table:style-name="ce6" table:formula="of:=AVERAGE([.E4:.E23])" office:value-type="float" office:value="26.8058795452118" calcext:value-type="float">
            <text:p>26,8058795452118</text:p>
          </table:table-cell>
          <table:table-cell table:style-name="ce6" table:formula="of:=AVERAGE([.F4:.F23])" office:value-type="float" office:value="42.0899903535843" calcext:value-type="float">
            <text:p>42,0899903535843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8.21439960002899" calcext:value-type="float">
            <text:p>8,21439960002899</text:p>
          </table:table-cell>
          <table:table-cell table:style-name="ce6" table:formula="of:=AVERAGE([.K4:.K23])" office:value-type="float" office:value="21.6681059837341" calcext:value-type="float">
            <text:p>21,6681059837341</text:p>
          </table:table-cell>
          <table:table-cell table:style-name="ce6" table:formula="of:=AVERAGE([.L4:.L23])" office:value-type="float" office:value="56.5865968823433" calcext:value-type="float">
            <text:p>56,5865968823433</text:p>
          </table:table-cell>
          <table:table-cell table:style-name="ce6" table:formula="of:=AVERAGE([.M4:.M23])" office:value-type="float" office:value="37.8964722752571" calcext:value-type="float">
            <text:p>37,8964722752571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8.33304356336594" calcext:value-type="float">
            <text:p>8,33304356336594</text:p>
          </table:table-cell>
          <table:table-cell table:style-name="ce6" table:formula="of:=AVERAGE([.R4:.R23])" office:value-type="float" office:value="9.6224594950676" calcext:value-type="float">
            <text:p>9,6224594950676</text:p>
          </table:table-cell>
          <table:table-cell table:style-name="ce6" table:formula="of:=AVERAGE([.S4:.S23])" office:value-type="float" office:value="18.2048610329628" calcext:value-type="float">
            <text:p>18,2048610329628</text:p>
          </table:table-cell>
          <table:table-cell table:style-name="ce6" table:formula="of:=AVERAGE([.T4:.T23])" office:value-type="float" office:value="24.069670855999" calcext:value-type="float">
            <text:p>24,069670855999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3.27820769548416" calcext:value-type="float">
            <text:p>3,27820769548416</text:p>
          </table:table-cell>
          <table:table-cell table:style-name="ce6" table:formula="of:=AVERAGE([.Y4:.Y23])" office:value-type="float" office:value="9.467973279953" calcext:value-type="float">
            <text:p>9,467973279953</text:p>
          </table:table-cell>
          <table:table-cell table:style-name="ce6" table:formula="of:=AVERAGE([.Z4:.Z23])" office:value-type="float" office:value="16.1458535432816" calcext:value-type="float">
            <text:p>16,1458535432816</text:p>
          </table:table-cell>
          <table:table-cell table:style-name="ce6" table:formula="of:=AVERAGE([.AA4:.AA23])" office:value-type="float" office:value="13.6962476730347" calcext:value-type="float">
            <text:p>13,6962476730347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.0662046961073949" calcext:value-type="float">
            <text:p>0,066204696107395</text:p>
          </table:table-cell>
          <table:table-cell table:style-name="ce6" table:formula="of:=STDEV([.D4:.D23])" office:value-type="float" office:value="0.184382496260144" calcext:value-type="float">
            <text:p>0,184382496260144</text:p>
          </table:table-cell>
          <table:table-cell table:style-name="ce6" table:formula="of:=STDEV([.E4:.E23])" office:value-type="float" office:value="0.171312443078594" calcext:value-type="float">
            <text:p>0,171312443078594</text:p>
          </table:table-cell>
          <table:table-cell table:style-name="ce6" table:formula="of:=STDEV([.F4:.F23])" office:value-type="float" office:value="0.228117965244227" calcext:value-type="float">
            <text:p>0,228117965244227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.0467155548023058" calcext:value-type="float">
            <text:p>0,046715554802306</text:p>
          </table:table-cell>
          <table:table-cell table:style-name="ce6" table:formula="of:=STDEV([.K4:.K23])" office:value-type="float" office:value="0.129077331270691" calcext:value-type="float">
            <text:p>0,129077331270691</text:p>
          </table:table-cell>
          <table:table-cell table:style-name="ce6" table:formula="of:=STDEV([.L4:.L23])" office:value-type="float" office:value="0.395873783059569" calcext:value-type="float">
            <text:p>0,395873783059569</text:p>
          </table:table-cell>
          <table:table-cell table:style-name="ce6" table:formula="of:=STDEV([.M4:.M23])" office:value-type="float" office:value="0.300669384384571" calcext:value-type="float">
            <text:p>0,300669384384571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.154850825914047" calcext:value-type="float">
            <text:p>0,154850825914047</text:p>
          </table:table-cell>
          <table:table-cell table:style-name="ce6" table:formula="of:=STDEV([.R4:.R23])" office:value-type="float" office:value="0.0732704646434863" calcext:value-type="float">
            <text:p>0,073270464643486</text:p>
          </table:table-cell>
          <table:table-cell table:style-name="ce6" table:formula="of:=STDEV([.S4:.S23])" office:value-type="float" office:value="0.110121604152638" calcext:value-type="float">
            <text:p>0,110121604152638</text:p>
          </table:table-cell>
          <table:table-cell table:style-name="ce6" table:formula="of:=STDEV([.T4:.T23])" office:value-type="float" office:value="0.2029967422182" calcext:value-type="float">
            <text:p>0,2029967422182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.0278531776258048" calcext:value-type="float">
            <text:p>0,027853177625805</text:p>
          </table:table-cell>
          <table:table-cell table:style-name="ce6" table:formula="of:=STDEV([.Y4:.Y23])" office:value-type="float" office:value="0.0788214452567626" calcext:value-type="float">
            <text:p>0,078821445256763</text:p>
          </table:table-cell>
          <table:table-cell table:style-name="ce6" table:formula="of:=STDEV([.Z4:.Z23])" office:value-type="float" office:value="0.11534200569791" calcext:value-type="float">
            <text:p>0,11534200569791</text:p>
          </table:table-cell>
          <table:table-cell table:style-name="ce6" table:formula="of:=STDEV([.AA4:.AA23])" office:value-type="float" office:value="0.0834196232363777" calcext:value-type="float">
            <text:p>0,083419623236378</text:p>
          </table:table-cell>
          <table:table-cell table:number-columns-repeated="997"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.00685474905504428" calcext:value-type="float">
            <text:p>0,006854749055044</text:p>
          </table:table-cell>
          <table:table-cell table:style-name="ce6" table:formula="of:=[.D25]/[.D24]" office:value-type="float" office:value="0.0133261591827842" calcext:value-type="float">
            <text:p>0,013326159182784</text:p>
          </table:table-cell>
          <table:table-cell table:style-name="ce6" table:formula="of:=[.E25]/[.E24]" office:value-type="float" office:value="0.00639085327491872" calcext:value-type="float">
            <text:p>0,006390853274919</text:p>
          </table:table-cell>
          <table:table-cell table:style-name="ce6" table:formula="of:=[.F25]/[.F24]" office:value-type="float" office:value="0.00541976758198048" calcext:value-type="float">
            <text:p>0,00541976758198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.00568703217239893" calcext:value-type="float">
            <text:p>0,005687032172399</text:p>
          </table:table-cell>
          <table:table-cell table:style-name="ce6" table:formula="of:=[.K25]/[.K24]" office:value-type="float" office:value="0.00595701956449662" calcext:value-type="float">
            <text:p>0,005957019564497</text:p>
          </table:table-cell>
          <table:table-cell table:style-name="ce6" table:formula="of:=[.L25]/[.L24]" office:value-type="float" office:value="0.0069958931066783" calcext:value-type="float">
            <text:p>0,006995893106678</text:p>
          </table:table-cell>
          <table:table-cell table:style-name="ce6" table:formula="of:=[.M25]/[.M24]" office:value-type="float" office:value="0.00793396763162254" calcext:value-type="float">
            <text:p>0,007933967631623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.0185827452762648" calcext:value-type="float">
            <text:p>0,018582745276265</text:p>
          </table:table-cell>
          <table:table-cell table:style-name="ce6" table:formula="of:=[.R25]/[.R24]" office:value-type="float" office:value="0.00761452565022947" calcext:value-type="float">
            <text:p>0,007614525650229</text:p>
          </table:table-cell>
          <table:table-cell table:style-name="ce6" table:formula="of:=[.S25]/[.S24]" office:value-type="float" office:value="0.00604902195920337" calcext:value-type="float">
            <text:p>0,006049021959203</text:p>
          </table:table-cell>
          <table:table-cell table:style-name="ce6" table:formula="of:=[.T25]/[.T24]" office:value-type="float" office:value="0.00843371492001961" calcext:value-type="float">
            <text:p>0,00843371492002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.0084964652069402" calcext:value-type="float">
            <text:p>0,00849646520694</text:p>
          </table:table-cell>
          <table:table-cell table:style-name="ce6" table:formula="of:=[.Y25]/[.Y24]" office:value-type="float" office:value="0.00832505996015589" calcext:value-type="float">
            <text:p>0,008325059960156</text:p>
          </table:table-cell>
          <table:table-cell table:style-name="ce6" table:formula="of:=[.Z25]/[.Z24]" office:value-type="float" office:value="0.00714375399161881" calcext:value-type="float">
            <text:p>0,007143753991619</text:p>
          </table:table-cell>
          <table:table-cell table:style-name="ce6" table:formula="of:=[.AA25]/[.AA24]" office:value-type="float" office:value="0.00609069178857033" calcext:value-type="float">
            <text:p>0,00609069178857</text:p>
          </table:table-cell>
          <table:table-cell office:value-type="string" calcext:value-type="string">
            <text:p>&lt; controle &lt;0.15</text:p>
          </table:table-cell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 table:number-columns-repeated="997"/>
        </table:table-row>
        <table:table-row table:style-name="ro5">
          <table:table-cell table:style-name="ce47"/>
          <table:table-cell table:style-name="Default"/>
          <table:table-cell table:number-columns-repeated="4"/>
          <table:table-cell table:style-name="ce47"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1005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1017"/>
        </table:table-row>
        <table:table-row table:style-name="ro4">
          <table:table-cell table:style-name="ce4"/>
          <table:table-cell table:style-name="ce47"/>
          <table:table-cell table:style-name="ce13" office:value-type="string" calcext:value-type="string" table:number-columns-spanned="4" table:number-rows-spanned="1">
            <text:p>média dos tempos por iteração</text:p>
          </table:table-cell>
          <table:covered-table-cell table:number-columns-repeated="3" table:style-name="ce47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9.65822316408157" calcext:value-type="float">
            <text:p>9,65822316408157</text:p>
          </table:table-cell>
          <table:table-cell table:style-name="ce6" table:formula="of:=[.D24]" office:value-type="float" office:value="13.8361319065094" calcext:value-type="float">
            <text:p>13,8361319065094</text:p>
          </table:table-cell>
          <table:table-cell table:style-name="ce6" table:formula="of:=[.E24]" office:value-type="float" office:value="26.8058795452118" calcext:value-type="float">
            <text:p>26,8058795452118</text:p>
          </table:table-cell>
          <table:table-cell table:style-name="ce6" table:formula="of:=[.F24]" office:value-type="float" office:value="42.0899903535843" calcext:value-type="float">
            <text:p>42,0899903535843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8.21439960002899" calcext:value-type="float">
            <text:p>8,21439960002899</text:p>
          </table:table-cell>
          <table:table-cell table:style-name="ce6" table:formula="of:=[.K24]" office:value-type="float" office:value="21.6681059837341" calcext:value-type="float">
            <text:p>21,6681059837341</text:p>
          </table:table-cell>
          <table:table-cell table:style-name="ce6" table:formula="of:=[.L24]" office:value-type="float" office:value="56.5865968823433" calcext:value-type="float">
            <text:p>56,5865968823433</text:p>
          </table:table-cell>
          <table:table-cell table:style-name="ce6" table:formula="of:=[.M24]" office:value-type="float" office:value="37.8964722752571" calcext:value-type="float">
            <text:p>37,8964722752571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8.33304356336594" calcext:value-type="float">
            <text:p>8,33304356336594</text:p>
          </table:table-cell>
          <table:table-cell table:style-name="ce6" table:formula="of:=[.R24]" office:value-type="float" office:value="9.6224594950676" calcext:value-type="float">
            <text:p>9,6224594950676</text:p>
          </table:table-cell>
          <table:table-cell table:style-name="ce6" table:formula="of:=[.S24]" office:value-type="float" office:value="18.2048610329628" calcext:value-type="float">
            <text:p>18,2048610329628</text:p>
          </table:table-cell>
          <table:table-cell table:style-name="ce6" table:formula="of:=[.T24]" office:value-type="float" office:value="24.069670855999" calcext:value-type="float">
            <text:p>24,06967085599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3.27820769548416" calcext:value-type="float">
            <text:p>3,27820769548416</text:p>
          </table:table-cell>
          <table:table-cell table:style-name="ce6" table:formula="of:=[.Y24]" office:value-type="float" office:value="9.467973279953" calcext:value-type="float">
            <text:p>9,467973279953</text:p>
          </table:table-cell>
          <table:table-cell table:style-name="ce6" table:formula="of:=[.Z24]" office:value-type="float" office:value="16.1458535432816" calcext:value-type="float">
            <text:p>16,1458535432816</text:p>
          </table:table-cell>
          <table:table-cell table:style-name="ce6" table:formula="of:=[.AA24]" office:value-type="float" office:value="13.6962476730347" calcext:value-type="float">
            <text:p>13,6962476730347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1017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vo - número iterações" table:style-name="ta1" table:print="false">
        <table:table-column table:style-name="co1" table:default-cell-style-name="Default"/>
        <table:table-column table:style-name="co2" table:default-cell-style-name="ce9"/>
        <table:table-column table:style-name="co1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5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 table:number-columns-repeated="2"/>
          <table:table-cell table:style-name="ce6"/>
          <table:table-cell table:style-name="ce27" office:value-type="string" calcext:value-type="string" table:number-columns-spanned="4" table:number-rows-spanned="1">
            <text:p>número de iterações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/>
        </table:table-row>
        <table:table-row table:style-name="ro1">
          <table:table-cell/>
          <table:table-cell table:style-name="ce8" office:value-type="string" calcext:value-type="string">
            <text:p>n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n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1" office:value-type="string" calcext:value-type="string" table:number-columns-spanned="1" table:number-rows-spanned="20">
            <text:p>medição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2" calcext:value-type="float">
            <text:p>1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3" calcext:value-type="float">
            <text:p>1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4" calcext:value-type="float">
            <text:p>1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5" calcext:value-type="float">
            <text:p>1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6" calcext:value-type="float">
            <text:p>1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4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C4:.C23])" office:value-type="float" office:value="10" calcext:value-type="float">
            <text:p>10</text:p>
          </table:table-cell>
          <table:table-cell table:style-name="ce6" table:formula="of:=AVERAGE([.D4:.D23])" office:value-type="float" office:value="10" calcext:value-type="float">
            <text:p>10</text:p>
          </table:table-cell>
          <table:table-cell table:style-name="ce6" table:formula="of:=AVERAGE([.E4:.E23])" office:value-type="float" office:value="15" calcext:value-type="float">
            <text:p>15</text:p>
          </table:table-cell>
          <table:table-cell table:style-name="ce6" table:formula="of:=AVERAGE([.F4:.F23])" office:value-type="float" office:value="19" calcext:value-type="float">
            <text:p>19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J4:.J23])" office:value-type="float" office:value="6" calcext:value-type="float">
            <text:p>6</text:p>
          </table:table-cell>
          <table:table-cell table:style-name="ce6" table:formula="of:=AVERAGE([.K4:.K23])" office:value-type="float" office:value="11" calcext:value-type="float">
            <text:p>11</text:p>
          </table:table-cell>
          <table:table-cell table:style-name="ce6" table:formula="of:=AVERAGE([.L4:.L23])" office:value-type="float" office:value="22" calcext:value-type="float">
            <text:p>22</text:p>
          </table:table-cell>
          <table:table-cell table:style-name="ce6" table:formula="of:=AVERAGE([.M4:.M23])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Q4:.Q23])" office:value-type="float" office:value="11" calcext:value-type="float">
            <text:p>11</text:p>
          </table:table-cell>
          <table:table-cell table:style-name="ce6" table:formula="of:=AVERAGE([.R4:.R23])" office:value-type="float" office:value="9" calcext:value-type="float">
            <text:p>9</text:p>
          </table:table-cell>
          <table:table-cell table:style-name="ce6" table:formula="of:=AVERAGE([.S4:.S23])" office:value-type="float" office:value="13" calcext:value-type="float">
            <text:p>13</text:p>
          </table:table-cell>
          <table:table-cell table:style-name="ce6" table:formula="of:=AVERAGE([.T4:.T23])" office:value-type="float" office:value="14" calcext:value-type="float">
            <text:p>14</text:p>
          </table:table-cell>
          <table:table-cell/>
          <table:table-cell table:style-name="ce14" office:value-type="string" calcext:value-type="string" table:number-columns-spanned="2" table:number-rows-spanned="1">
            <text:p>média</text:p>
          </table:table-cell>
          <table:covered-table-cell table:style-name="ce14"/>
          <table:table-cell table:style-name="ce6" table:formula="of:=AVERAGE([.X4:.X23])" office:value-type="float" office:value="5" calcext:value-type="float">
            <text:p>5</text:p>
          </table:table-cell>
          <table:table-cell table:style-name="ce6" table:formula="of:=AVERAGE([.Y4:.Y23])" office:value-type="float" office:value="10" calcext:value-type="float">
            <text:p>10</text:p>
          </table:table-cell>
          <table:table-cell table:style-name="ce6" table:formula="of:=AVERAGE([.Z4:.Z23])" office:value-type="float" office:value="13" calcext:value-type="float">
            <text:p>13</text:p>
          </table:table-cell>
          <table:table-cell table:style-name="ce6" table:formula="of:=AVERAGE([.AA4:.AA23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C4:.C23])" office:value-type="float" office:value="0" calcext:value-type="float">
            <text:p>0</text:p>
          </table:table-cell>
          <table:table-cell table:style-name="ce6" table:formula="of:=STDEV([.D4:.D23])" office:value-type="float" office:value="0" calcext:value-type="float">
            <text:p>0</text:p>
          </table:table-cell>
          <table:table-cell table:style-name="ce6" table:formula="of:=STDEV([.E4:.E23])" office:value-type="float" office:value="0" calcext:value-type="float">
            <text:p>0</text:p>
          </table:table-cell>
          <table:table-cell table:style-name="ce6" table:formula="of:=STDEV([.F4:.F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J4:.J23])" office:value-type="float" office:value="0" calcext:value-type="float">
            <text:p>0</text:p>
          </table:table-cell>
          <table:table-cell table:style-name="ce6" table:formula="of:=STDEV([.K4:.K23])" office:value-type="float" office:value="0" calcext:value-type="float">
            <text:p>0</text:p>
          </table:table-cell>
          <table:table-cell table:style-name="ce6" table:formula="of:=STDEV([.L4:.L23])" office:value-type="float" office:value="0" calcext:value-type="float">
            <text:p>0</text:p>
          </table:table-cell>
          <table:table-cell table:style-name="ce6" table:formula="of:=STDEV([.M4:.M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Q4:.Q23])" office:value-type="float" office:value="0" calcext:value-type="float">
            <text:p>0</text:p>
          </table:table-cell>
          <table:table-cell table:style-name="ce6" table:formula="of:=STDEV([.R4:.R23])" office:value-type="float" office:value="0" calcext:value-type="float">
            <text:p>0</text:p>
          </table:table-cell>
          <table:table-cell table:style-name="ce6" table:formula="of:=STDEV([.S4:.S23])" office:value-type="float" office:value="0" calcext:value-type="float">
            <text:p>0</text:p>
          </table:table-cell>
          <table:table-cell table:style-name="ce6" table:formula="of:=STDEV([.T4:.T23])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stdev</text:p>
          </table:table-cell>
          <table:covered-table-cell table:style-name="ce14"/>
          <table:table-cell table:style-name="ce6" table:formula="of:=STDEV([.X4:.X23])" office:value-type="float" office:value="0" calcext:value-type="float">
            <text:p>0</text:p>
          </table:table-cell>
          <table:table-cell table:style-name="ce6" table:formula="of:=STDEV([.Y4:.Y23])" office:value-type="float" office:value="0" calcext:value-type="float">
            <text:p>0</text:p>
          </table:table-cell>
          <table:table-cell table:style-name="ce6" table:formula="of:=STDEV([.Z4:.Z23])" office:value-type="float" office:value="0" calcext:value-type="float">
            <text:p>0</text:p>
          </table:table-cell>
          <table:table-cell table:style-name="ce6" table:formula="of:=STDEV([.AA4:.AA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C25]/[.C24]" office:value-type="float" office:value="0" calcext:value-type="float">
            <text:p>0</text:p>
          </table:table-cell>
          <table:table-cell table:style-name="ce6" table:formula="of:=[.D25]/[.D24]" office:value-type="float" office:value="0" calcext:value-type="float">
            <text:p>0</text:p>
          </table:table-cell>
          <table:table-cell table:style-name="ce6" table:formula="of:=[.E25]/[.E24]" office:value-type="float" office:value="0" calcext:value-type="float">
            <text:p>0</text:p>
          </table:table-cell>
          <table:table-cell table:style-name="ce6" table:formula="of:=[.F25]/[.F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J25]/[.J24]" office:value-type="float" office:value="0" calcext:value-type="float">
            <text:p>0</text:p>
          </table:table-cell>
          <table:table-cell table:style-name="ce6" table:formula="of:=[.K25]/[.K24]" office:value-type="float" office:value="0" calcext:value-type="float">
            <text:p>0</text:p>
          </table:table-cell>
          <table:table-cell table:style-name="ce6" table:formula="of:=[.L25]/[.L24]" office:value-type="float" office:value="0" calcext:value-type="float">
            <text:p>0</text:p>
          </table:table-cell>
          <table:table-cell table:style-name="ce6" table:formula="of:=[.M25]/[.M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Q25]/[.Q24]" office:value-type="float" office:value="0" calcext:value-type="float">
            <text:p>0</text:p>
          </table:table-cell>
          <table:table-cell table:style-name="ce6" table:formula="of:=[.R25]/[.R24]" office:value-type="float" office:value="0" calcext:value-type="float">
            <text:p>0</text:p>
          </table:table-cell>
          <table:table-cell table:style-name="ce6" table:formula="of:=[.S25]/[.S24]" office:value-type="float" office:value="0" calcext:value-type="float">
            <text:p>0</text:p>
          </table:table-cell>
          <table:table-cell table:style-name="ce6" table:formula="of:=[.T25]/[.T24]" office:value-type="float" office:value="0" calcext:value-type="float">
            <text:p>0</text:p>
          </table:table-cell>
          <table:table-cell/>
          <table:table-cell table:style-name="ce14" office:value-type="string" calcext:value-type="string" table:number-columns-spanned="2" table:number-rows-spanned="1">
            <text:p>estabilidade</text:p>
          </table:table-cell>
          <table:covered-table-cell table:style-name="ce14"/>
          <table:table-cell table:style-name="ce6" table:formula="of:=[.X25]/[.X24]" office:value-type="float" office:value="0" calcext:value-type="float">
            <text:p>0</text:p>
          </table:table-cell>
          <table:table-cell table:style-name="ce6" table:formula="of:=[.Y25]/[.Y24]" office:value-type="float" office:value="0" calcext:value-type="float">
            <text:p>0</text:p>
          </table:table-cell>
          <table:table-cell table:style-name="ce6" table:formula="of:=[.Z25]/[.Z24]" office:value-type="float" office:value="0" calcext:value-type="float">
            <text:p>0</text:p>
          </table:table-cell>
          <table:table-cell table:style-name="ce6" table:formula="of:=[.AA25]/[.AA24]" office:value-type="float" office:value="0" calcext:value-type="float">
            <text:p>0</text:p>
          </table:table-cell>
          <table:table-cell office:value-type="string" calcext:value-type="string">
            <text:p>&lt; controle &lt;0.15</text:p>
          </table:table-cell>
        </table:table-row>
        <table:table-row table:style-name="ro1"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  <table:table-cell table:style-name="ce23" table:number-columns-repeated="2"/>
          <table:table-cell table:style-name="ce26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3">
          <table:table-cell/>
          <table:table-cell table:style-name="Default"/>
          <table:table-cell table:number-columns-repeated="6"/>
          <table:table-cell table:style-name="ce19" office:value-type="string" calcext:value-type="string" table:number-columns-spanned="11" table:number-rows-spanned="1">
            <text:p>substituir n1,n2,... pelos valores certos</text:p>
          </table:table-cell>
          <table:covered-table-cell table:number-columns-repeated="7" table:style-name="ce21"/>
          <table:covered-table-cell table:number-columns-repeated="2" table:style-name="ce33"/>
          <table:covered-table-cell table:style-name="ce39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6"/>
          <table:table-cell table:style-name="ce20" office:value-type="string" calcext:value-type="string" table:number-columns-spanned="11" table:number-rows-spanned="1">
            <text:p>preencher cada célula na cor cinza com o valor medido</text:p>
          </table:table-cell>
          <table:covered-table-cell table:number-columns-repeated="7" table:style-name="ce22"/>
          <table:covered-table-cell table:number-columns-repeated="2" table:style-name="ce37"/>
          <table:covered-table-cell table:style-name="ce41"/>
          <table:table-cell table:number-columns-repeated="9"/>
        </table:table-row>
        <table:table-row table:style-name="ro1">
          <table:table-cell table:style-name="ce3"/>
          <table:table-cell table:style-name="ce33" table:number-columns-repeated="5"/>
          <table:table-cell table:style-name="ce39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14" office:value-type="string" calcext:value-type="string" table:number-columns-spanned="4" table:number-rows-spanned="1">
            <text:p>média das iterações</text:p>
          </table:table-cell>
          <table:covered-table-cell table:number-columns-repeated="3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4" table:number-rows-spanned="1">
            <text:p>K</text:p>
          </table:table-cell>
          <table:covered-table-cell table:number-columns-repeated="3" table:style-name="ce15"/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1</text:p>
          </table:table-cell>
          <table:table-cell table:style-name="ce6" table:formula="of:=[.C24]" office:value-type="float" office:value="10" calcext:value-type="float">
            <text:p>10</text:p>
          </table:table-cell>
          <table:table-cell table:style-name="ce6" table:formula="of:=[.D24]" office:value-type="float" office:value="10" calcext:value-type="float">
            <text:p>10</text:p>
          </table:table-cell>
          <table:table-cell table:style-name="ce6" table:formula="of:=[.E24]" office:value-type="float" office:value="15" calcext:value-type="float">
            <text:p>15</text:p>
          </table:table-cell>
          <table:table-cell table:style-name="ce6" table:formula="of:=[.F24]" office:value-type="float" office:value="19" calcext:value-type="float">
            <text:p>1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2</text:p>
          </table:table-cell>
          <table:table-cell table:style-name="ce6" table:formula="of:=[.J24]" office:value-type="float" office:value="6" calcext:value-type="float">
            <text:p>6</text:p>
          </table:table-cell>
          <table:table-cell table:style-name="ce6" table:formula="of:=[.K24]" office:value-type="float" office:value="11" calcext:value-type="float">
            <text:p>11</text:p>
          </table:table-cell>
          <table:table-cell table:style-name="ce6" table:formula="of:=[.L24]" office:value-type="float" office:value="22" calcext:value-type="float">
            <text:p>22</text:p>
          </table:table-cell>
          <table:table-cell table:style-name="ce6" table:formula="of:=[.M24]" office:value-type="float" office:value="12" calcext:value-type="float">
            <text:p>12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3</text:p>
          </table:table-cell>
          <table:table-cell table:style-name="ce6" table:formula="of:=[.Q24]" office:value-type="float" office:value="11" calcext:value-type="float">
            <text:p>11</text:p>
          </table:table-cell>
          <table:table-cell table:style-name="ce6" table:formula="of:=[.R24]" office:value-type="float" office:value="9" calcext:value-type="float">
            <text:p>9</text:p>
          </table:table-cell>
          <table:table-cell table:style-name="ce6" table:formula="of:=[.S24]" office:value-type="float" office:value="13" calcext:value-type="float">
            <text:p>13</text:p>
          </table:table-cell>
          <table:table-cell table:style-name="ce6" table:formula="of:=[.T24]" office:value-type="float" office:value="14" calcext:value-type="float">
            <text:p>14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4"/>
          <table:table-cell table:style-name="ce8" office:value-type="string" calcext:value-type="string">
            <text:p>n4</text:p>
          </table:table-cell>
          <table:table-cell table:style-name="ce6" table:formula="of:=[.X24]" office:value-type="float" office:value="5" calcext:value-type="float">
            <text:p>5</text:p>
          </table:table-cell>
          <table:table-cell table:style-name="ce6" table:formula="of:=[.Y24]" office:value-type="float" office:value="10" calcext:value-type="float">
            <text:p>10</text:p>
          </table:table-cell>
          <table:table-cell table:style-name="ce6" table:formula="of:=[.Z24]" office:value-type="float" office:value="13" calcext:value-type="float">
            <text:p>13</text:p>
          </table:table-cell>
          <table:table-cell table:style-name="ce6" table:formula="of:=[.AA24]" office:value-type="float" office:value="9" calcext:value-type="float">
            <text:p>9</text:p>
          </table:table-cell>
          <table:table-cell table:style-name="ce17"/>
          <table:table-cell table:number-columns-repeated="21"/>
        </table:table-row>
        <table:table-row table:style-name="ro1">
          <table:table-cell table:style-name="ce5"/>
          <table:table-cell table:style-name="ce37" table:number-columns-repeated="5"/>
          <table:table-cell table:style-name="ce41"/>
          <table:table-cell table:number-columns-repeated="21"/>
        </table:table-row>
        <table:table-row table:style-name="ro1" table:number-rows-repeated="13">
          <table:table-cell/>
          <table:table-cell table:style-name="Default"/>
          <table:table-cell table:number-columns-repeated="26"/>
        </table:table-row>
        <table:table-row table:style-name="ro1" table:number-rows-repeated="10485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01:32.758527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6T18:39:46.083780471</dc:date>
    <meta:editing-duration>P2DT6H2M23S</meta:editing-duration>
    <meta:editing-cycles>43</meta:editing-cycles>
    <meta:generator>LibreOffice/6.4.7.2$Linux_X86_64 LibreOffice_project/40$Build-2</meta:generator>
    <meta:document-statistic meta:table-count="3" meta:cell-count="1578" meta:object-count="0"/>
  </office:meta>
</office:document-meta>
</file>